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26.57cm" svg:y="26.695cm">
            <draw:object draw:notify-on-update-of-ranges="Sheet1.A55:Sheet1.A65 Sheet1.B55:Sheet1.B65 Sheet1.C55:Sheet1.C65 Sheet1.D55:Sheet1.D65 Sheet1.E55:Sheet1.E65 Sheet1.F55:Sheet1.F65 Sheet1.G55:Sheet1.G65 Sheet1.H55:Sheet1.H65 Sheet1.I55:Sheet1.I65 Sheet1.J55:Sheet1.J65 Sheet1.K55:Sheet1.K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072cm" svg:y="14.339cm">
            <draw:object draw:notify-on-update-of-ranges="Sheet1.A42:Sheet1.A52 Sheet1.B42:Sheet1.B52 Sheet1.C42:Sheet1.C52 Sheet1.D42:Sheet1.D52 Sheet1.E42:Sheet1.E52 Sheet1.F42:Sheet1.F52 Sheet1.G42:Sheet1.G52 Sheet1.H42:Sheet1.H52 Sheet1.I42:Sheet1.I52 Sheet1.J42:Sheet1.J52 Sheet1.K42:Sheet1.K5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1.496cm" svg:y="6.527cm">
            <draw:object draw:notify-on-update-of-ranges="Sheet1.A29:Sheet1.A39 Sheet1.B29:Sheet1.B39 Sheet1.C29:Sheet1.C39 Sheet1.D29:Sheet1.D39 Sheet1.E29:Sheet1.E39 Sheet1.F29:Sheet1.F39 Sheet1.G29:Sheet1.G39 Sheet1.H29:Sheet1.H39 Sheet1.I29:Sheet1.I39 Sheet1.J29:Sheet1.J39 Sheet1.K29:Sheet1.K3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24.89cm" svg:y="0.611cm">
            <draw:object draw:notify-on-update-of-ranges="Sheet1.A16:Sheet1.A26 Sheet1.B16:Sheet1.B26 Sheet1.C16:Sheet1.C26 Sheet1.D16:Sheet1.D26 Sheet1.E16:Sheet1.E26 Sheet1.F16:Sheet1.F26 Sheet1.G16:Sheet1.G26 Sheet1.H16:Sheet1.H26 Sheet1.I16:Sheet1.I26 Sheet1.J16:Sheet1.J26 Sheet1.K16:Sheet1.K2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0.0199579" calcext:value-type="float">
            <text:p>0.0199579</text:p>
          </table:table-cell>
          <table:table-cell office:value-type="float" office:value="0.0199515" calcext:value-type="float">
            <text:p>0.0199515</text:p>
          </table:table-cell>
          <table:table-cell office:value-type="float" office:value="0.0199336" calcext:value-type="float">
            <text:p>0.0199336</text:p>
          </table:table-cell>
          <table:table-cell office:value-type="float" office:value="0.0199113" calcext:value-type="float">
            <text:p>0.0199113</text:p>
          </table:table-cell>
          <table:table-cell office:value-type="float" office:value="0.0198933" calcext:value-type="float">
            <text:p>0.0198933</text:p>
          </table:table-cell>
          <table:table-cell office:value-type="float" office:value="0.0198864" calcext:value-type="float">
            <text:p>0.0198864</text:p>
          </table:table-cell>
          <table:table-cell office:value-type="float" office:value="0.0198933" calcext:value-type="float">
            <text:p>0.0198933</text:p>
          </table:table-cell>
          <table:table-cell office:value-type="float" office:value="0.0199113" calcext:value-type="float">
            <text:p>0.0199113</text:p>
          </table:table-cell>
          <table:table-cell office:value-type="float" office:value="0.0199336" calcext:value-type="float">
            <text:p>0.0199336</text:p>
          </table:table-cell>
          <table:table-cell office:value-type="float" office:value="0.0199515" calcext:value-type="float">
            <text:p>0.0199515</text:p>
          </table:table-cell>
          <table:table-cell office:value-type="float" office:value="0.0199579" calcext:value-type="float">
            <text:p>0.0199579</text:p>
          </table:table-cell>
        </table:table-row>
        <table:table-row table:style-name="ro1">
          <table:table-cell office:value-type="float" office:value="0.0198602" calcext:value-type="float">
            <text:p>0.0198602</text:p>
          </table:table-cell>
          <table:table-cell office:value-type="float" office:value="0.0198465" calcext:value-type="float">
            <text:p>0.0198465</text:p>
          </table:table-cell>
          <table:table-cell office:value-type="float" office:value="0.0198097" calcext:value-type="float">
            <text:p>0.0198097</text:p>
          </table:table-cell>
          <table:table-cell office:value-type="float" office:value="0.019764" calcext:value-type="float">
            <text:p>0.019764</text:p>
          </table:table-cell>
          <table:table-cell office:value-type="float" office:value="0.0197272" calcext:value-type="float">
            <text:p>0.0197272</text:p>
          </table:table-cell>
          <table:table-cell office:value-type="float" office:value="0.0197131" calcext:value-type="float">
            <text:p>0.0197131</text:p>
          </table:table-cell>
          <table:table-cell office:value-type="float" office:value="0.0197272" calcext:value-type="float">
            <text:p>0.0197272</text:p>
          </table:table-cell>
          <table:table-cell office:value-type="float" office:value="0.019764" calcext:value-type="float">
            <text:p>0.019764</text:p>
          </table:table-cell>
          <table:table-cell office:value-type="float" office:value="0.0198097" calcext:value-type="float">
            <text:p>0.0198097</text:p>
          </table:table-cell>
          <table:table-cell office:value-type="float" office:value="0.0198465" calcext:value-type="float">
            <text:p>0.0198465</text:p>
          </table:table-cell>
          <table:table-cell office:value-type="float" office:value="0.0198602" calcext:value-type="float">
            <text:p>0.0198602</text:p>
          </table:table-cell>
        </table:table-row>
        <table:table-row table:style-name="ro1">
          <table:table-cell office:value-type="float" office:value="0.0197117" calcext:value-type="float">
            <text:p>0.0197117</text:p>
          </table:table-cell>
          <table:table-cell office:value-type="float" office:value="0.0196572" calcext:value-type="float">
            <text:p>0.0196572</text:p>
          </table:table-cell>
          <table:table-cell office:value-type="float" office:value="0.019511" calcext:value-type="float">
            <text:p>0.019511</text:p>
          </table:table-cell>
          <table:table-cell office:value-type="float" office:value="0.0193311" calcext:value-type="float">
            <text:p>0.0193311</text:p>
          </table:table-cell>
          <table:table-cell office:value-type="float" office:value="0.019187" calcext:value-type="float">
            <text:p>0.019187</text:p>
          </table:table-cell>
          <table:table-cell office:value-type="float" office:value="0.0191323" calcext:value-type="float">
            <text:p>0.0191323</text:p>
          </table:table-cell>
          <table:table-cell office:value-type="float" office:value="0.019187" calcext:value-type="float">
            <text:p>0.019187</text:p>
          </table:table-cell>
          <table:table-cell office:value-type="float" office:value="0.0193311" calcext:value-type="float">
            <text:p>0.0193311</text:p>
          </table:table-cell>
          <table:table-cell office:value-type="float" office:value="0.019511" calcext:value-type="float">
            <text:p>0.019511</text:p>
          </table:table-cell>
          <table:table-cell office:value-type="float" office:value="0.0196572" calcext:value-type="float">
            <text:p>0.0196572</text:p>
          </table:table-cell>
          <table:table-cell office:value-type="float" office:value="0.0197117" calcext:value-type="float">
            <text:p>0.0197117</text:p>
          </table:table-cell>
        </table:table-row>
        <table:table-row table:style-name="ro1">
          <table:table-cell office:value-type="float" office:value="0.0194651" calcext:value-type="float">
            <text:p>0.0194651</text:p>
          </table:table-cell>
          <table:table-cell office:value-type="float" office:value="0.0193435" calcext:value-type="float">
            <text:p>0.0193435</text:p>
          </table:table-cell>
          <table:table-cell office:value-type="float" office:value="0.0190216" calcext:value-type="float">
            <text:p>0.0190216</text:p>
          </table:table-cell>
          <table:table-cell office:value-type="float" office:value="0.0186305" calcext:value-type="float">
            <text:p>0.0186305</text:p>
          </table:table-cell>
          <table:table-cell office:value-type="float" office:value="0.0183204" calcext:value-type="float">
            <text:p>0.0183204</text:p>
          </table:table-cell>
          <table:table-cell office:value-type="float" office:value="0.0182033" calcext:value-type="float">
            <text:p>0.0182033</text:p>
          </table:table-cell>
          <table:table-cell office:value-type="float" office:value="0.0183204" calcext:value-type="float">
            <text:p>0.0183204</text:p>
          </table:table-cell>
          <table:table-cell office:value-type="float" office:value="0.0186305" calcext:value-type="float">
            <text:p>0.0186305</text:p>
          </table:table-cell>
          <table:table-cell office:value-type="float" office:value="0.0190216" calcext:value-type="float">
            <text:p>0.0190216</text:p>
          </table:table-cell>
          <table:table-cell office:value-type="float" office:value="0.0193435" calcext:value-type="float">
            <text:p>0.0193435</text:p>
          </table:table-cell>
          <table:table-cell office:value-type="float" office:value="0.0194651" calcext:value-type="float">
            <text:p>0.0194651</text:p>
          </table:table-cell>
        </table:table-row>
        <table:table-row table:style-name="ro1">
          <table:table-cell office:value-type="float" office:value="0.019127" calcext:value-type="float">
            <text:p>0.019127</text:p>
          </table:table-cell>
          <table:table-cell office:value-type="float" office:value="0.018914" calcext:value-type="float">
            <text:p>0.018914</text:p>
          </table:table-cell>
          <table:table-cell office:value-type="float" office:value="0.0183578" calcext:value-type="float">
            <text:p>0.0183578</text:p>
          </table:table-cell>
          <table:table-cell office:value-type="float" office:value="0.0176922" calcext:value-type="float">
            <text:p>0.0176922</text:p>
          </table:table-cell>
          <table:table-cell office:value-type="float" office:value="0.0171719" calcext:value-type="float">
            <text:p>0.0171719</text:p>
          </table:table-cell>
          <table:table-cell office:value-type="float" office:value="0.0169773" calcext:value-type="float">
            <text:p>0.0169773</text:p>
          </table:table-cell>
          <table:table-cell office:value-type="float" office:value="0.0171719" calcext:value-type="float">
            <text:p>0.0171719</text:p>
          </table:table-cell>
          <table:table-cell office:value-type="float" office:value="0.0176922" calcext:value-type="float">
            <text:p>0.0176922</text:p>
          </table:table-cell>
          <table:table-cell office:value-type="float" office:value="0.0183578" calcext:value-type="float">
            <text:p>0.0183578</text:p>
          </table:table-cell>
          <table:table-cell office:value-type="float" office:value="0.018914" calcext:value-type="float">
            <text:p>0.018914</text:p>
          </table:table-cell>
          <table:table-cell office:value-type="float" office:value="0.019127" calcext:value-type="float">
            <text:p>0.019127</text:p>
          </table:table-cell>
        </table:table-row>
        <table:table-row table:style-name="ro1">
          <table:table-cell office:value-type="float" office:value="0.0187008" calcext:value-type="float">
            <text:p>0.0187008</text:p>
          </table:table-cell>
          <table:table-cell office:value-type="float" office:value="0.0183754" calcext:value-type="float">
            <text:p>0.0183754</text:p>
          </table:table-cell>
          <table:table-cell office:value-type="float" office:value="0.017538" calcext:value-type="float">
            <text:p>0.017538</text:p>
          </table:table-cell>
          <table:table-cell office:value-type="float" office:value="0.0165549" calcext:value-type="float">
            <text:p>0.0165549</text:p>
          </table:table-cell>
          <table:table-cell office:value-type="float" office:value="0.0158007" calcext:value-type="float">
            <text:p>0.0158007</text:p>
          </table:table-cell>
          <table:table-cell office:value-type="float" office:value="0.0155218" calcext:value-type="float">
            <text:p>0.0155218</text:p>
          </table:table-cell>
          <table:table-cell office:value-type="float" office:value="0.0158007" calcext:value-type="float">
            <text:p>0.0158007</text:p>
          </table:table-cell>
          <table:table-cell office:value-type="float" office:value="0.0165549" calcext:value-type="float">
            <text:p>0.0165549</text:p>
          </table:table-cell>
          <table:table-cell office:value-type="float" office:value="0.017538" calcext:value-type="float">
            <text:p>0.017538</text:p>
          </table:table-cell>
          <table:table-cell office:value-type="float" office:value="0.0183754" calcext:value-type="float">
            <text:p>0.0183754</text:p>
          </table:table-cell>
          <table:table-cell office:value-type="float" office:value="0.0187008" calcext:value-type="float">
            <text:p>0.0187008</text:p>
          </table:table-cell>
        </table:table-row>
        <table:table-row table:style-name="ro1">
          <table:table-cell office:value-type="float" office:value="0.0181926" calcext:value-type="float">
            <text:p>0.0181926</text:p>
          </table:table-cell>
          <table:table-cell office:value-type="float" office:value="0.0177378" calcext:value-type="float">
            <text:p>0.0177378</text:p>
          </table:table-cell>
          <table:table-cell office:value-type="float" office:value="0.0165852" calcext:value-type="float">
            <text:p>0.0165852</text:p>
          </table:table-cell>
          <table:table-cell office:value-type="float" office:value="0.0152632" calcext:value-type="float">
            <text:p>0.0152632</text:p>
          </table:table-cell>
          <table:table-cell office:value-type="float" office:value="0.014272" calcext:value-type="float">
            <text:p>0.014272</text:p>
          </table:table-cell>
          <table:table-cell office:value-type="float" office:value="0.0139107" calcext:value-type="float">
            <text:p>0.0139107</text:p>
          </table:table-cell>
          <table:table-cell office:value-type="float" office:value="0.014272" calcext:value-type="float">
            <text:p>0.014272</text:p>
          </table:table-cell>
          <table:table-cell office:value-type="float" office:value="0.0152632" calcext:value-type="float">
            <text:p>0.0152632</text:p>
          </table:table-cell>
          <table:table-cell office:value-type="float" office:value="0.0165852" calcext:value-type="float">
            <text:p>0.0165852</text:p>
          </table:table-cell>
          <table:table-cell office:value-type="float" office:value="0.0177378" calcext:value-type="float">
            <text:p>0.0177378</text:p>
          </table:table-cell>
          <table:table-cell office:value-type="float" office:value="0.0181926" calcext:value-type="float">
            <text:p>0.0181926</text:p>
          </table:table-cell>
        </table:table-row>
        <table:table-row table:style-name="ro1">
          <table:table-cell office:value-type="float" office:value="0.01761" calcext:value-type="float">
            <text:p>0.01761</text:p>
          </table:table-cell>
          <table:table-cell office:value-type="float" office:value="0.0170127" calcext:value-type="float">
            <text:p>0.0170127</text:p>
          </table:table-cell>
          <table:table-cell office:value-type="float" office:value="0.0155258" calcext:value-type="float">
            <text:p>0.0155258</text:p>
          </table:table-cell>
          <table:table-cell office:value-type="float" office:value="0.0138661" calcext:value-type="float">
            <text:p>0.0138661</text:p>
          </table:table-cell>
          <table:table-cell office:value-type="float" office:value="0.0126551" calcext:value-type="float">
            <text:p>0.0126551</text:p>
          </table:table-cell>
          <table:table-cell office:value-type="float" office:value="0.0122209" calcext:value-type="float">
            <text:p>0.0122209</text:p>
          </table:table-cell>
          <table:table-cell office:value-type="float" office:value="0.0126551" calcext:value-type="float">
            <text:p>0.0126551</text:p>
          </table:table-cell>
          <table:table-cell office:value-type="float" office:value="0.0138661" calcext:value-type="float">
            <text:p>0.0138661</text:p>
          </table:table-cell>
          <table:table-cell office:value-type="float" office:value="0.0155258" calcext:value-type="float">
            <text:p>0.0155258</text:p>
          </table:table-cell>
          <table:table-cell office:value-type="float" office:value="0.0170127" calcext:value-type="float">
            <text:p>0.0170127</text:p>
          </table:table-cell>
          <table:table-cell office:value-type="float" office:value="0.01761" calcext:value-type="float">
            <text:p>0.01761</text:p>
          </table:table-cell>
        </table:table-row>
        <table:table-row table:style-name="ro1">
          <table:table-cell office:value-type="float" office:value="0.0169582" calcext:value-type="float">
            <text:p>0.0169582</text:p>
          </table:table-cell>
          <table:table-cell office:value-type="float" office:value="0.0162095" calcext:value-type="float">
            <text:p>0.0162095</text:p>
          </table:table-cell>
          <table:table-cell office:value-type="float" office:value="0.0143829" calcext:value-type="float">
            <text:p>0.0143829</text:p>
          </table:table-cell>
          <table:table-cell office:value-type="float" office:value="0.0124072" calcext:value-type="float">
            <text:p>0.0124072</text:p>
          </table:table-cell>
          <table:table-cell office:value-type="float" office:value="0.0110104" calcext:value-type="float">
            <text:p>0.0110104</text:p>
          </table:table-cell>
          <table:table-cell office:value-type="float" office:value="0.0105194" calcext:value-type="float">
            <text:p>0.0105194</text:p>
          </table:table-cell>
          <table:table-cell office:value-type="float" office:value="0.0110104" calcext:value-type="float">
            <text:p>0.0110104</text:p>
          </table:table-cell>
          <table:table-cell office:value-type="float" office:value="0.0124072" calcext:value-type="float">
            <text:p>0.0124072</text:p>
          </table:table-cell>
          <table:table-cell office:value-type="float" office:value="0.0143829" calcext:value-type="float">
            <text:p>0.0143829</text:p>
          </table:table-cell>
          <table:table-cell office:value-type="float" office:value="0.0162095" calcext:value-type="float">
            <text:p>0.0162095</text:p>
          </table:table-cell>
          <table:table-cell office:value-type="float" office:value="0.0169582" calcext:value-type="float">
            <text:p>0.0169582</text:p>
          </table:table-cell>
        </table:table-row>
        <table:table-row table:style-name="ro1">
          <table:table-cell office:value-type="float" office:value="0.0162792" calcext:value-type="float">
            <text:p>0.0162792</text:p>
          </table:table-cell>
          <table:table-cell office:value-type="float" office:value="0.0153811" calcext:value-type="float">
            <text:p>0.0153811</text:p>
          </table:table-cell>
          <table:table-cell office:value-type="float" office:value="0.0132358" calcext:value-type="float">
            <text:p>0.0132358</text:p>
          </table:table-cell>
          <table:table-cell office:value-type="float" office:value="0.0109922" calcext:value-type="float">
            <text:p>0.0109922</text:p>
          </table:table-cell>
          <table:table-cell office:value-type="float" office:value="0.00945875" calcext:value-type="float">
            <text:p>0.00945875</text:p>
          </table:table-cell>
          <table:table-cell office:value-type="float" office:value="0.00893104" calcext:value-type="float">
            <text:p>0.00893104</text:p>
          </table:table-cell>
          <table:table-cell office:value-type="float" office:value="0.00945875" calcext:value-type="float">
            <text:p>0.00945875</text:p>
          </table:table-cell>
          <table:table-cell office:value-type="float" office:value="0.0109922" calcext:value-type="float">
            <text:p>0.0109922</text:p>
          </table:table-cell>
          <table:table-cell office:value-type="float" office:value="0.0132358" calcext:value-type="float">
            <text:p>0.0132358</text:p>
          </table:table-cell>
          <table:table-cell office:value-type="float" office:value="0.0153811" calcext:value-type="float">
            <text:p>0.0153811</text:p>
          </table:table-cell>
          <table:table-cell office:value-type="float" office:value="0.0162792" calcext:value-type="float">
            <text:p>0.0162792</text:p>
          </table:table-cell>
        </table:table-row>
        <table:table-row table:style-name="ro1">
          <table:table-cell office:value-type="float" office:value="0.0156622" calcext:value-type="float">
            <text:p>0.0156622</text:p>
          </table:table-cell>
          <table:table-cell office:value-type="float" office:value="0.0146368" calcext:value-type="float">
            <text:p>0.0146368</text:p>
          </table:table-cell>
          <table:table-cell office:value-type="float" office:value="0.0122368" calcext:value-type="float">
            <text:p>0.0122368</text:p>
          </table:table-cell>
          <table:table-cell office:value-type="float" office:value="0.00980696" calcext:value-type="float">
            <text:p>0.00980696</text:p>
          </table:table-cell>
          <table:table-cell office:value-type="float" office:value="0.00819937" calcext:value-type="float">
            <text:p>0.00819937</text:p>
          </table:table-cell>
          <table:table-cell office:value-type="float" office:value="0.00765723" calcext:value-type="float">
            <text:p>0.00765723</text:p>
          </table:table-cell>
          <table:table-cell office:value-type="float" office:value="0.00819937" calcext:value-type="float">
            <text:p>0.00819937</text:p>
          </table:table-cell>
          <table:table-cell office:value-type="float" office:value="0.00980696" calcext:value-type="float">
            <text:p>0.00980696</text:p>
          </table:table-cell>
          <table:table-cell office:value-type="float" office:value="0.0122368" calcext:value-type="float">
            <text:p>0.0122368</text:p>
          </table:table-cell>
          <table:table-cell office:value-type="float" office:value="0.0146368" calcext:value-type="float">
            <text:p>0.0146368</text:p>
          </table:table-cell>
          <table:table-cell office:value-type="float" office:value="0.0156622" calcext:value-type="float">
            <text:p>0.01566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10"/>
        </table:table-row>
        <table:table-row table:style-name="ro1">
          <table:table-cell office:value-type="float" office:value="0.248368" calcext:value-type="float">
            <text:p>0.248368</text:p>
          </table:table-cell>
          <table:table-cell office:value-type="float" office:value="0.247994" calcext:value-type="float">
            <text:p>0.247994</text:p>
          </table:table-cell>
          <table:table-cell office:value-type="float" office:value="0.247031" calcext:value-type="float">
            <text:p>0.247031</text:p>
          </table:table-cell>
          <table:table-cell office:value-type="float" office:value="0.245818" calcext:value-type="float">
            <text:p>0.245818</text:p>
          </table:table-cell>
          <table:table-cell office:value-type="float" office:value="0.244844" calcext:value-type="float">
            <text:p>0.244844</text:p>
          </table:table-cell>
          <table:table-cell office:value-type="float" office:value="0.244466" calcext:value-type="float">
            <text:p>0.244466</text:p>
          </table:table-cell>
          <table:table-cell office:value-type="float" office:value="0.244844" calcext:value-type="float">
            <text:p>0.244844</text:p>
          </table:table-cell>
          <table:table-cell office:value-type="float" office:value="0.245818" calcext:value-type="float">
            <text:p>0.245818</text:p>
          </table:table-cell>
          <table:table-cell office:value-type="float" office:value="0.247031" calcext:value-type="float">
            <text:p>0.247031</text:p>
          </table:table-cell>
          <table:table-cell office:value-type="float" office:value="0.247994" calcext:value-type="float">
            <text:p>0.247994</text:p>
          </table:table-cell>
          <table:table-cell office:value-type="float" office:value="0.248368" calcext:value-type="float">
            <text:p>0.248368</text:p>
          </table:table-cell>
        </table:table-row>
        <table:table-row table:style-name="ro1">
          <table:table-cell office:value-type="float" office:value="0.245183" calcext:value-type="float">
            <text:p>0.245183</text:p>
          </table:table-cell>
          <table:table-cell office:value-type="float" office:value="0.244998" calcext:value-type="float">
            <text:p>0.244998</text:p>
          </table:table-cell>
          <table:table-cell office:value-type="float" office:value="0.244576" calcext:value-type="float">
            <text:p>0.244576</text:p>
          </table:table-cell>
          <table:table-cell office:value-type="float" office:value="0.244039" calcext:value-type="float">
            <text:p>0.244039</text:p>
          </table:table-cell>
          <table:table-cell office:value-type="float" office:value="0.24362" calcext:value-type="float">
            <text:p>0.24362</text:p>
          </table:table-cell>
          <table:table-cell office:value-type="float" office:value="0.24345" calcext:value-type="float">
            <text:p>0.24345</text:p>
          </table:table-cell>
          <table:table-cell office:value-type="float" office:value="0.24362" calcext:value-type="float">
            <text:p>0.24362</text:p>
          </table:table-cell>
          <table:table-cell office:value-type="float" office:value="0.244039" calcext:value-type="float">
            <text:p>0.244039</text:p>
          </table:table-cell>
          <table:table-cell office:value-type="float" office:value="0.244576" calcext:value-type="float">
            <text:p>0.244576</text:p>
          </table:table-cell>
          <table:table-cell office:value-type="float" office:value="0.244998" calcext:value-type="float">
            <text:p>0.244998</text:p>
          </table:table-cell>
          <table:table-cell office:value-type="float" office:value="0.245183" calcext:value-type="float">
            <text:p>0.245183</text:p>
          </table:table-cell>
        </table:table-row>
        <table:table-row table:style-name="ro1">
          <table:table-cell office:value-type="float" office:value="0.24351" calcext:value-type="float">
            <text:p>0.24351</text:p>
          </table:table-cell>
          <table:table-cell office:value-type="float" office:value="0.242858" calcext:value-type="float">
            <text:p>0.242858</text:p>
          </table:table-cell>
          <table:table-cell office:value-type="float" office:value="0.241094" calcext:value-type="float">
            <text:p>0.241094</text:p>
          </table:table-cell>
          <table:table-cell office:value-type="float" office:value="0.238909" calcext:value-type="float">
            <text:p>0.238909</text:p>
          </table:table-cell>
          <table:table-cell office:value-type="float" office:value="0.237168" calcext:value-type="float">
            <text:p>0.237168</text:p>
          </table:table-cell>
          <table:table-cell office:value-type="float" office:value="0.2365" calcext:value-type="float">
            <text:p>0.2365</text:p>
          </table:table-cell>
          <table:table-cell office:value-type="float" office:value="0.237168" calcext:value-type="float">
            <text:p>0.237168</text:p>
          </table:table-cell>
          <table:table-cell office:value-type="float" office:value="0.238909" calcext:value-type="float">
            <text:p>0.238909</text:p>
          </table:table-cell>
          <table:table-cell office:value-type="float" office:value="0.241094" calcext:value-type="float">
            <text:p>0.241094</text:p>
          </table:table-cell>
          <table:table-cell office:value-type="float" office:value="0.242858" calcext:value-type="float">
            <text:p>0.242858</text:p>
          </table:table-cell>
          <table:table-cell office:value-type="float" office:value="0.24351" calcext:value-type="float">
            <text:p>0.24351</text:p>
          </table:table-cell>
        </table:table-row>
        <table:table-row table:style-name="ro1">
          <table:table-cell office:value-type="float" office:value="0.240188" calcext:value-type="float">
            <text:p>0.240188</text:p>
          </table:table-cell>
          <table:table-cell office:value-type="float" office:value="0.23886" calcext:value-type="float">
            <text:p>0.23886</text:p>
          </table:table-cell>
          <table:table-cell office:value-type="float" office:value="0.235136" calcext:value-type="float">
            <text:p>0.235136</text:p>
          </table:table-cell>
          <table:table-cell office:value-type="float" office:value="0.230592" calcext:value-type="float">
            <text:p>0.230592</text:p>
          </table:table-cell>
          <table:table-cell office:value-type="float" office:value="0.227001" calcext:value-type="float">
            <text:p>0.227001</text:p>
          </table:table-cell>
          <table:table-cell office:value-type="float" office:value="0.22564" calcext:value-type="float">
            <text:p>0.22564</text:p>
          </table:table-cell>
          <table:table-cell office:value-type="float" office:value="0.227001" calcext:value-type="float">
            <text:p>0.227001</text:p>
          </table:table-cell>
          <table:table-cell office:value-type="float" office:value="0.230592" calcext:value-type="float">
            <text:p>0.230592</text:p>
          </table:table-cell>
          <table:table-cell office:value-type="float" office:value="0.235136" calcext:value-type="float">
            <text:p>0.235136</text:p>
          </table:table-cell>
          <table:table-cell office:value-type="float" office:value="0.23886" calcext:value-type="float">
            <text:p>0.23886</text:p>
          </table:table-cell>
          <table:table-cell office:value-type="float" office:value="0.240188" calcext:value-type="float">
            <text:p>0.240188</text:p>
          </table:table-cell>
        </table:table-row>
        <table:table-row table:style-name="ro1">
          <table:table-cell office:value-type="float" office:value="0.236131" calcext:value-type="float">
            <text:p>0.236131</text:p>
          </table:table-cell>
          <table:table-cell office:value-type="float" office:value="0.233829" calcext:value-type="float">
            <text:p>0.233829</text:p>
          </table:table-cell>
          <table:table-cell office:value-type="float" office:value="0.227299" calcext:value-type="float">
            <text:p>0.227299</text:p>
          </table:table-cell>
          <table:table-cell office:value-type="float" office:value="0.219457" calcext:value-type="float">
            <text:p>0.219457</text:p>
          </table:table-cell>
          <table:table-cell office:value-type="float" office:value="0.21334" calcext:value-type="float">
            <text:p>0.21334</text:p>
          </table:table-cell>
          <table:table-cell office:value-type="float" office:value="0.211047" calcext:value-type="float">
            <text:p>0.211047</text:p>
          </table:table-cell>
          <table:table-cell office:value-type="float" office:value="0.21334" calcext:value-type="float">
            <text:p>0.21334</text:p>
          </table:table-cell>
          <table:table-cell office:value-type="float" office:value="0.219457" calcext:value-type="float">
            <text:p>0.219457</text:p>
          </table:table-cell>
          <table:table-cell office:value-type="float" office:value="0.227299" calcext:value-type="float">
            <text:p>0.227299</text:p>
          </table:table-cell>
          <table:table-cell office:value-type="float" office:value="0.233829" calcext:value-type="float">
            <text:p>0.233829</text:p>
          </table:table-cell>
          <table:table-cell office:value-type="float" office:value="0.236131" calcext:value-type="float">
            <text:p>0.236131</text:p>
          </table:table-cell>
        </table:table-row>
        <table:table-row table:style-name="ro1">
          <table:table-cell office:value-type="float" office:value="0.230789" calcext:value-type="float">
            <text:p>0.230789</text:p>
          </table:table-cell>
          <table:table-cell office:value-type="float" office:value="0.227337" calcext:value-type="float">
            <text:p>0.227337</text:p>
          </table:table-cell>
          <table:table-cell office:value-type="float" office:value="0.217547" calcext:value-type="float">
            <text:p>0.217547</text:p>
          </table:table-cell>
          <table:table-cell office:value-type="float" office:value="0.206015" calcext:value-type="float">
            <text:p>0.206015</text:p>
          </table:table-cell>
          <table:table-cell office:value-type="float" office:value="0.197177" calcext:value-type="float">
            <text:p>0.197177</text:p>
          </table:table-cell>
          <table:table-cell office:value-type="float" office:value="0.193902" calcext:value-type="float">
            <text:p>0.193902</text:p>
          </table:table-cell>
          <table:table-cell office:value-type="float" office:value="0.197177" calcext:value-type="float">
            <text:p>0.197177</text:p>
          </table:table-cell>
          <table:table-cell office:value-type="float" office:value="0.206015" calcext:value-type="float">
            <text:p>0.206015</text:p>
          </table:table-cell>
          <table:table-cell office:value-type="float" office:value="0.217547" calcext:value-type="float">
            <text:p>0.217547</text:p>
          </table:table-cell>
          <table:table-cell office:value-type="float" office:value="0.227337" calcext:value-type="float">
            <text:p>0.227337</text:p>
          </table:table-cell>
          <table:table-cell office:value-type="float" office:value="0.230789" calcext:value-type="float">
            <text:p>0.230789</text:p>
          </table:table-cell>
        </table:table-row>
        <table:table-row table:style-name="ro1">
          <table:table-cell office:value-type="float" office:value="0.224755" calcext:value-type="float">
            <text:p>0.224755</text:p>
          </table:table-cell>
          <table:table-cell office:value-type="float" office:value="0.219966" calcext:value-type="float">
            <text:p>0.219966</text:p>
          </table:table-cell>
          <table:table-cell office:value-type="float" office:value="0.206493" calcext:value-type="float">
            <text:p>0.206493</text:p>
          </table:table-cell>
          <table:table-cell office:value-type="float" office:value="0.190961" calcext:value-type="float">
            <text:p>0.190961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175035" calcext:value-type="float">
            <text:p>0.175035</text:p>
          </table:table-cell>
          <table:table-cell office:value-type="float" office:value="0.1793" calcext:value-type="float">
            <text:p>0.1793</text:p>
          </table:table-cell>
          <table:table-cell office:value-type="float" office:value="0.190961" calcext:value-type="float">
            <text:p>0.190961</text:p>
          </table:table-cell>
          <table:table-cell office:value-type="float" office:value="0.206493" calcext:value-type="float">
            <text:p>0.206493</text:p>
          </table:table-cell>
          <table:table-cell office:value-type="float" office:value="0.219966" calcext:value-type="float">
            <text:p>0.219966</text:p>
          </table:table-cell>
          <table:table-cell office:value-type="float" office:value="0.224755" calcext:value-type="float">
            <text:p>0.224755</text:p>
          </table:table-cell>
        </table:table-row>
        <table:table-row table:style-name="ro1">
          <table:table-cell office:value-type="float" office:value="0.218187" calcext:value-type="float">
            <text:p>0.218187</text:p>
          </table:table-cell>
          <table:table-cell office:value-type="float" office:value="0.211976" calcext:value-type="float">
            <text:p>0.211976</text:p>
          </table:table-cell>
          <table:table-cell office:value-type="float" office:value="0.194738" calcext:value-type="float">
            <text:p>0.194738</text:p>
          </table:table-cell>
          <table:table-cell office:value-type="float" office:value="0.175331" calcext:value-type="float">
            <text:p>0.175331</text:p>
          </table:table-cell>
          <table:table-cell office:value-type="float" office:value="0.161091" calcext:value-type="float">
            <text:p>0.161091</text:p>
          </table:table-cell>
          <table:table-cell office:value-type="float" office:value="0.155955" calcext:value-type="float">
            <text:p>0.155955</text:p>
          </table:table-cell>
          <table:table-cell office:value-type="float" office:value="0.161091" calcext:value-type="float">
            <text:p>0.161091</text:p>
          </table:table-cell>
          <table:table-cell office:value-type="float" office:value="0.175331" calcext:value-type="float">
            <text:p>0.175331</text:p>
          </table:table-cell>
          <table:table-cell office:value-type="float" office:value="0.194738" calcext:value-type="float">
            <text:p>0.194738</text:p>
          </table:table-cell>
          <table:table-cell office:value-type="float" office:value="0.211976" calcext:value-type="float">
            <text:p>0.211976</text:p>
          </table:table-cell>
          <table:table-cell office:value-type="float" office:value="0.218187" calcext:value-type="float">
            <text:p>0.218187</text:p>
          </table:table-cell>
        </table:table-row>
        <table:table-row table:style-name="ro1">
          <table:table-cell office:value-type="float" office:value="0.211881" calcext:value-type="float">
            <text:p>0.211881</text:p>
          </table:table-cell>
          <table:table-cell office:value-type="float" office:value="0.204262" calcext:value-type="float">
            <text:p>0.204262</text:p>
          </table:table-cell>
          <table:table-cell office:value-type="float" office:value="0.18348" calcext:value-type="float">
            <text:p>0.18348</text:p>
          </table:table-cell>
          <table:table-cell office:value-type="float" office:value="0.160625" calcext:value-type="float">
            <text:p>0.160625</text:p>
          </table:table-cell>
          <table:table-cell office:value-type="float" office:value="0.144238" calcext:value-type="float">
            <text:p>0.144238</text:p>
          </table:table-cell>
          <table:table-cell office:value-type="float" office:value="0.138413" calcext:value-type="float">
            <text:p>0.138413</text:p>
          </table:table-cell>
          <table:table-cell office:value-type="float" office:value="0.144238" calcext:value-type="float">
            <text:p>0.144238</text:p>
          </table:table-cell>
          <table:table-cell office:value-type="float" office:value="0.160625" calcext:value-type="float">
            <text:p>0.160625</text:p>
          </table:table-cell>
          <table:table-cell office:value-type="float" office:value="0.18348" calcext:value-type="float">
            <text:p>0.18348</text:p>
          </table:table-cell>
          <table:table-cell office:value-type="float" office:value="0.204262" calcext:value-type="float">
            <text:p>0.204262</text:p>
          </table:table-cell>
          <table:table-cell office:value-type="float" office:value="0.211881" calcext:value-type="float">
            <text:p>0.211881</text:p>
          </table:table-cell>
        </table:table-row>
        <table:table-row table:style-name="ro1">
          <table:table-cell office:value-type="float" office:value="0.206872" calcext:value-type="float">
            <text:p>0.206872</text:p>
          </table:table-cell>
          <table:table-cell office:value-type="float" office:value="0.198095" calcext:value-type="float">
            <text:p>0.198095</text:p>
          </table:table-cell>
          <table:table-cell office:value-type="float" office:value="0.174568" calcext:value-type="float">
            <text:p>0.174568</text:p>
          </table:table-cell>
          <table:table-cell office:value-type="float" office:value="0.149205" calcext:value-type="float">
            <text:p>0.149205</text:p>
          </table:table-cell>
          <table:table-cell office:value-type="float" office:value="0.131373" calcext:value-type="float">
            <text:p>0.131373</text:p>
          </table:table-cell>
          <table:table-cell office:value-type="float" office:value="0.125111" calcext:value-type="float">
            <text:p>0.125111</text:p>
          </table:table-cell>
          <table:table-cell office:value-type="float" office:value="0.131373" calcext:value-type="float">
            <text:p>0.131373</text:p>
          </table:table-cell>
          <table:table-cell office:value-type="float" office:value="0.149205" calcext:value-type="float">
            <text:p>0.149205</text:p>
          </table:table-cell>
          <table:table-cell office:value-type="float" office:value="0.174568" calcext:value-type="float">
            <text:p>0.174568</text:p>
          </table:table-cell>
          <table:table-cell office:value-type="float" office:value="0.198095" calcext:value-type="float">
            <text:p>0.198095</text:p>
          </table:table-cell>
          <table:table-cell office:value-type="float" office:value="0.206872" calcext:value-type="float">
            <text:p>0.206872</text:p>
          </table:table-cell>
        </table:table-row>
        <table:table-row table:style-name="ro1">
          <table:table-cell office:value-type="float" office:value="0.204867" calcext:value-type="float">
            <text:p>0.204867</text:p>
          </table:table-cell>
          <table:table-cell office:value-type="float" office:value="0.195541" calcext:value-type="float">
            <text:p>0.195541</text:p>
          </table:table-cell>
          <table:table-cell office:value-type="float" office:value="0.170817" calcext:value-type="float">
            <text:p>0.170817</text:p>
          </table:table-cell>
          <table:table-cell office:value-type="float" office:value="0.144415" calcext:value-type="float">
            <text:p>0.144415</text:p>
          </table:table-cell>
          <table:table-cell office:value-type="float" office:value="0.126023" calcext:value-type="float">
            <text:p>0.126023</text:p>
          </table:table-cell>
          <table:table-cell office:value-type="float" office:value="0.119601" calcext:value-type="float">
            <text:p>0.119601</text:p>
          </table:table-cell>
          <table:table-cell office:value-type="float" office:value="0.126023" calcext:value-type="float">
            <text:p>0.126023</text:p>
          </table:table-cell>
          <table:table-cell office:value-type="float" office:value="0.144415" calcext:value-type="float">
            <text:p>0.144415</text:p>
          </table:table-cell>
          <table:table-cell office:value-type="float" office:value="0.170817" calcext:value-type="float">
            <text:p>0.170817</text:p>
          </table:table-cell>
          <table:table-cell office:value-type="float" office:value="0.195541" calcext:value-type="float">
            <text:p>0.195541</text:p>
          </table:table-cell>
          <table:table-cell office:value-type="float" office:value="0.204867" calcext:value-type="float">
            <text:p>0.2048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office:value-type="float" office:value="0.464311" calcext:value-type="float">
            <text:p>0.464311</text:p>
          </table:table-cell>
          <table:table-cell office:value-type="float" office:value="0.463495" calcext:value-type="float">
            <text:p>0.463495</text:p>
          </table:table-cell>
          <table:table-cell office:value-type="float" office:value="0.461394" calcext:value-type="float">
            <text:p>0.461394</text:p>
          </table:table-cell>
          <table:table-cell office:value-type="float" office:value="0.45875" calcext:value-type="float">
            <text:p>0.45875</text:p>
          </table:table-cell>
          <table:table-cell office:value-type="float" office:value="0.456624" calcext:value-type="float">
            <text:p>0.456624</text:p>
          </table:table-cell>
          <table:table-cell office:value-type="float" office:value="0.455801" calcext:value-type="float">
            <text:p>0.455801</text:p>
          </table:table-cell>
          <table:table-cell office:value-type="float" office:value="0.456624" calcext:value-type="float">
            <text:p>0.456624</text:p>
          </table:table-cell>
          <table:table-cell office:value-type="float" office:value="0.45875" calcext:value-type="float">
            <text:p>0.45875</text:p>
          </table:table-cell>
          <table:table-cell office:value-type="float" office:value="0.461394" calcext:value-type="float">
            <text:p>0.461394</text:p>
          </table:table-cell>
          <table:table-cell office:value-type="float" office:value="0.463495" calcext:value-type="float">
            <text:p>0.463495</text:p>
          </table:table-cell>
          <table:table-cell office:value-type="float" office:value="0.464311" calcext:value-type="float">
            <text:p>0.464311</text:p>
          </table:table-cell>
        </table:table-row>
        <table:table-row table:style-name="ro1">
          <table:table-cell office:value-type="float" office:value="0.457601" calcext:value-type="float">
            <text:p>0.457601</text:p>
          </table:table-cell>
          <table:table-cell office:value-type="float" office:value="0.457264" calcext:value-type="float">
            <text:p>0.457264</text:p>
          </table:table-cell>
          <table:table-cell office:value-type="float" office:value="0.456524" calcext:value-type="float">
            <text:p>0.456524</text:p>
          </table:table-cell>
          <table:table-cell office:value-type="float" office:value="0.455577" calcext:value-type="float">
            <text:p>0.455577</text:p>
          </table:table-cell>
          <table:table-cell office:value-type="float" office:value="0.454841" calcext:value-type="float">
            <text:p>0.454841</text:p>
          </table:table-cell>
          <table:table-cell office:value-type="float" office:value="0.454539" calcext:value-type="float">
            <text:p>0.454539</text:p>
          </table:table-cell>
          <table:table-cell office:value-type="float" office:value="0.454841" calcext:value-type="float">
            <text:p>0.454841</text:p>
          </table:table-cell>
          <table:table-cell office:value-type="float" office:value="0.455577" calcext:value-type="float">
            <text:p>0.455577</text:p>
          </table:table-cell>
          <table:table-cell office:value-type="float" office:value="0.456524" calcext:value-type="float">
            <text:p>0.456524</text:p>
          </table:table-cell>
          <table:table-cell office:value-type="float" office:value="0.457264" calcext:value-type="float">
            <text:p>0.457264</text:p>
          </table:table-cell>
          <table:table-cell office:value-type="float" office:value="0.457601" calcext:value-type="float">
            <text:p>0.457601</text:p>
          </table:table-cell>
        </table:table-row>
        <table:table-row table:style-name="ro1">
          <table:table-cell office:value-type="float" office:value="0.454722" calcext:value-type="float">
            <text:p>0.454722</text:p>
          </table:table-cell>
          <table:table-cell office:value-type="float" office:value="0.453568" calcext:value-type="float">
            <text:p>0.453568</text:p>
          </table:table-cell>
          <table:table-cell office:value-type="float" office:value="0.450422" calcext:value-type="float">
            <text:p>0.450422</text:p>
          </table:table-cell>
          <table:table-cell office:value-type="float" office:value="0.446522" calcext:value-type="float">
            <text:p>0.446522</text:p>
          </table:table-cell>
          <table:table-cell office:value-type="float" office:value="0.443412" calcext:value-type="float">
            <text:p>0.443412</text:p>
          </table:table-cell>
          <table:table-cell office:value-type="float" office:value="0.442216" calcext:value-type="float">
            <text:p>0.442216</text:p>
          </table:table-cell>
          <table:table-cell office:value-type="float" office:value="0.443412" calcext:value-type="float">
            <text:p>0.443412</text:p>
          </table:table-cell>
          <table:table-cell office:value-type="float" office:value="0.446522" calcext:value-type="float">
            <text:p>0.446522</text:p>
          </table:table-cell>
          <table:table-cell office:value-type="float" office:value="0.450422" calcext:value-type="float">
            <text:p>0.450422</text:p>
          </table:table-cell>
          <table:table-cell office:value-type="float" office:value="0.453568" calcext:value-type="float">
            <text:p>0.453568</text:p>
          </table:table-cell>
          <table:table-cell office:value-type="float" office:value="0.454722" calcext:value-type="float">
            <text:p>0.454722</text:p>
          </table:table-cell>
        </table:table-row>
        <table:table-row table:style-name="ro1">
          <table:table-cell office:value-type="float" office:value="0.448693" calcext:value-type="float">
            <text:p>0.448693</text:p>
          </table:table-cell>
          <table:table-cell office:value-type="float" office:value="0.446418" calcext:value-type="float">
            <text:p>0.446418</text:p>
          </table:table-cell>
          <table:table-cell office:value-type="float" office:value="0.439893" calcext:value-type="float">
            <text:p>0.439893</text:p>
          </table:table-cell>
          <table:table-cell office:value-type="float" office:value="0.431929" calcext:value-type="float">
            <text:p>0.431929</text:p>
          </table:table-cell>
          <table:table-cell office:value-type="float" office:value="0.42562" calcext:value-type="float">
            <text:p>0.42562</text:p>
          </table:table-cell>
          <table:table-cell office:value-type="float" office:value="0.423228" calcext:value-type="float">
            <text:p>0.423228</text:p>
          </table:table-cell>
          <table:table-cell office:value-type="float" office:value="0.42562" calcext:value-type="float">
            <text:p>0.42562</text:p>
          </table:table-cell>
          <table:table-cell office:value-type="float" office:value="0.431929" calcext:value-type="float">
            <text:p>0.431929</text:p>
          </table:table-cell>
          <table:table-cell office:value-type="float" office:value="0.439893" calcext:value-type="float">
            <text:p>0.439893</text:p>
          </table:table-cell>
          <table:table-cell office:value-type="float" office:value="0.446418" calcext:value-type="float">
            <text:p>0.446418</text:p>
          </table:table-cell>
          <table:table-cell office:value-type="float" office:value="0.448693" calcext:value-type="float">
            <text:p>0.448693</text:p>
          </table:table-cell>
        </table:table-row>
        <table:table-row table:style-name="ro1">
          <table:table-cell office:value-type="float" office:value="0.441885" calcext:value-type="float">
            <text:p>0.441885</text:p>
          </table:table-cell>
          <table:table-cell office:value-type="float" office:value="0.437963" calcext:value-type="float">
            <text:p>0.437963</text:p>
          </table:table-cell>
          <table:table-cell office:value-type="float" office:value="0.426462" calcext:value-type="float">
            <text:p>0.426462</text:p>
          </table:table-cell>
          <table:table-cell office:value-type="float" office:value="0.412631" calcext:value-type="float">
            <text:p>0.412631</text:p>
          </table:table-cell>
          <table:table-cell office:value-type="float" office:value="0.401796" calcext:value-type="float">
            <text:p>0.401796</text:p>
          </table:table-cell>
          <table:table-cell office:value-type="float" office:value="0.397731" calcext:value-type="float">
            <text:p>0.397731</text:p>
          </table:table-cell>
          <table:table-cell office:value-type="float" office:value="0.401796" calcext:value-type="float">
            <text:p>0.401796</text:p>
          </table:table-cell>
          <table:table-cell office:value-type="float" office:value="0.412631" calcext:value-type="float">
            <text:p>0.412631</text:p>
          </table:table-cell>
          <table:table-cell office:value-type="float" office:value="0.426462" calcext:value-type="float">
            <text:p>0.426462</text:p>
          </table:table-cell>
          <table:table-cell office:value-type="float" office:value="0.437963" calcext:value-type="float">
            <text:p>0.437963</text:p>
          </table:table-cell>
          <table:table-cell office:value-type="float" office:value="0.441885" calcext:value-type="float">
            <text:p>0.441885</text:p>
          </table:table-cell>
        </table:table-row>
        <table:table-row table:style-name="ro1">
          <table:table-cell office:value-type="float" office:value="0.432833" calcext:value-type="float">
            <text:p>0.432833</text:p>
          </table:table-cell>
          <table:table-cell office:value-type="float" office:value="0.427058" calcext:value-type="float">
            <text:p>0.427058</text:p>
          </table:table-cell>
          <table:table-cell office:value-type="float" office:value="0.409971" calcext:value-type="float">
            <text:p>0.409971</text:p>
          </table:table-cell>
          <table:table-cell office:value-type="float" office:value="0.389773" calcext:value-type="float">
            <text:p>0.389773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368417" calcext:value-type="float">
            <text:p>0.368417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389773" calcext:value-type="float">
            <text:p>0.389773</text:p>
          </table:table-cell>
          <table:table-cell office:value-type="float" office:value="0.409971" calcext:value-type="float">
            <text:p>0.409971</text:p>
          </table:table-cell>
          <table:table-cell office:value-type="float" office:value="0.427058" calcext:value-type="float">
            <text:p>0.427058</text:p>
          </table:table-cell>
          <table:table-cell office:value-type="float" office:value="0.432833" calcext:value-type="float">
            <text:p>0.432833</text:p>
          </table:table-cell>
        </table:table-row>
        <table:table-row table:style-name="ro1">
          <table:table-cell office:value-type="float" office:value="0.423421" calcext:value-type="float">
            <text:p>0.423421</text:p>
          </table:table-cell>
          <table:table-cell office:value-type="float" office:value="0.415507" calcext:value-type="float">
            <text:p>0.415507</text:p>
          </table:table-cell>
          <table:table-cell office:value-type="float" office:value="0.392116" calcext:value-type="float">
            <text:p>0.392116</text:p>
          </table:table-cell>
          <table:table-cell office:value-type="float" office:value="0.364961" calcext:value-type="float">
            <text:p>0.364961</text:p>
          </table:table-cell>
          <table:table-cell office:value-type="float" office:value="0.344389" calcext:value-type="float">
            <text:p>0.344389</text:p>
          </table:table-cell>
          <table:table-cell office:value-type="float" office:value="0.336831" calcext:value-type="float">
            <text:p>0.336831</text:p>
          </table:table-cell>
          <table:table-cell office:value-type="float" office:value="0.344389" calcext:value-type="float">
            <text:p>0.344389</text:p>
          </table:table-cell>
          <table:table-cell office:value-type="float" office:value="0.364961" calcext:value-type="float">
            <text:p>0.364961</text:p>
          </table:table-cell>
          <table:table-cell office:value-type="float" office:value="0.392116" calcext:value-type="float">
            <text:p>0.392116</text:p>
          </table:table-cell>
          <table:table-cell office:value-type="float" office:value="0.415507" calcext:value-type="float">
            <text:p>0.415507</text:p>
          </table:table-cell>
          <table:table-cell office:value-type="float" office:value="0.423421" calcext:value-type="float">
            <text:p>0.423421</text:p>
          </table:table-cell>
        </table:table-row>
        <table:table-row table:style-name="ro1">
          <table:table-cell office:value-type="float" office:value="0.41355" calcext:value-type="float">
            <text:p>0.41355</text:p>
          </table:table-cell>
          <table:table-cell office:value-type="float" office:value="0.40347" calcext:value-type="float">
            <text:p>0.40347</text:p>
          </table:table-cell>
          <table:table-cell office:value-type="float" office:value="0.373915" calcext:value-type="float">
            <text:p>0.373915</text:p>
          </table:table-cell>
          <table:table-cell office:value-type="float" office:value="0.340261" calcext:value-type="float">
            <text:p>0.340261</text:p>
          </table:table-cell>
          <table:table-cell office:value-type="float" office:value="0.315249" calcext:value-type="float">
            <text:p>0.315249</text:p>
          </table:table-cell>
          <table:table-cell office:value-type="float" office:value="0.306163" calcext:value-type="float">
            <text:p>0.306163</text:p>
          </table:table-cell>
          <table:table-cell office:value-type="float" office:value="0.315249" calcext:value-type="float">
            <text:p>0.315249</text:p>
          </table:table-cell>
          <table:table-cell office:value-type="float" office:value="0.340261" calcext:value-type="float">
            <text:p>0.340261</text:p>
          </table:table-cell>
          <table:table-cell office:value-type="float" office:value="0.373915" calcext:value-type="float">
            <text:p>0.373915</text:p>
          </table:table-cell>
          <table:table-cell office:value-type="float" office:value="0.40347" calcext:value-type="float">
            <text:p>0.40347</text:p>
          </table:table-cell>
          <table:table-cell office:value-type="float" office:value="0.41355" calcext:value-type="float">
            <text:p>0.41355</text:p>
          </table:table-cell>
        </table:table-row>
        <table:table-row table:style-name="ro1">
          <table:table-cell office:value-type="float" office:value="0.405013" calcext:value-type="float">
            <text:p>0.405013</text:p>
          </table:table-cell>
          <table:table-cell office:value-type="float" office:value="0.392853" calcext:value-type="float">
            <text:p>0.392853</text:p>
          </table:table-cell>
          <table:table-cell office:value-type="float" office:value="0.357663" calcext:value-type="float">
            <text:p>0.357663</text:p>
          </table:table-cell>
          <table:table-cell office:value-type="float" office:value="0.318315" calcext:value-type="float">
            <text:p>0.318315</text:p>
          </table:table-cell>
          <table:table-cell office:value-type="float" office:value="0.289594" calcext:value-type="float">
            <text:p>0.289594</text:p>
          </table:table-cell>
          <table:table-cell office:value-type="float" office:value="0.279273" calcext:value-type="float">
            <text:p>0.279273</text:p>
          </table:table-cell>
          <table:table-cell office:value-type="float" office:value="0.289594" calcext:value-type="float">
            <text:p>0.289594</text:p>
          </table:table-cell>
          <table:table-cell office:value-type="float" office:value="0.318315" calcext:value-type="float">
            <text:p>0.318315</text:p>
          </table:table-cell>
          <table:table-cell office:value-type="float" office:value="0.357663" calcext:value-type="float">
            <text:p>0.357663</text:p>
          </table:table-cell>
          <table:table-cell office:value-type="float" office:value="0.392853" calcext:value-type="float">
            <text:p>0.392853</text:p>
          </table:table-cell>
          <table:table-cell office:value-type="float" office:value="0.405013" calcext:value-type="float">
            <text:p>0.405013</text:p>
          </table:table-cell>
        </table:table-row>
        <table:table-row table:style-name="ro1">
          <table:table-cell office:value-type="float" office:value="0.398654" calcext:value-type="float">
            <text:p>0.398654</text:p>
          </table:table-cell>
          <table:table-cell office:value-type="float" office:value="0.384886" calcext:value-type="float">
            <text:p>0.384886</text:p>
          </table:table-cell>
          <table:table-cell office:value-type="float" office:value="0.345601" calcext:value-type="float">
            <text:p>0.345601</text:p>
          </table:table-cell>
          <table:table-cell office:value-type="float" office:value="0.30233" calcext:value-type="float">
            <text:p>0.30233</text:p>
          </table:table-cell>
          <table:table-cell office:value-type="float" office:value="0.271213" calcext:value-type="float">
            <text:p>0.271213</text:p>
          </table:table-cell>
          <table:table-cell office:value-type="float" office:value="0.260131" calcext:value-type="float">
            <text:p>0.260131</text:p>
          </table:table-cell>
          <table:table-cell office:value-type="float" office:value="0.271213" calcext:value-type="float">
            <text:p>0.271213</text:p>
          </table:table-cell>
          <table:table-cell office:value-type="float" office:value="0.30233" calcext:value-type="float">
            <text:p>0.30233</text:p>
          </table:table-cell>
          <table:table-cell office:value-type="float" office:value="0.345601" calcext:value-type="float">
            <text:p>0.345601</text:p>
          </table:table-cell>
          <table:table-cell office:value-type="float" office:value="0.384886" calcext:value-type="float">
            <text:p>0.384886</text:p>
          </table:table-cell>
          <table:table-cell office:value-type="float" office:value="0.398654" calcext:value-type="float">
            <text:p>0.398654</text:p>
          </table:table-cell>
        </table:table-row>
        <table:table-row table:style-name="ro1">
          <table:table-cell office:value-type="float" office:value="0.396772" calcext:value-type="float">
            <text:p>0.396772</text:p>
          </table:table-cell>
          <table:table-cell office:value-type="float" office:value="0.382242" calcext:value-type="float">
            <text:p>0.382242</text:p>
          </table:table-cell>
          <table:table-cell office:value-type="float" office:value="0.341135" calcext:value-type="float">
            <text:p>0.341135</text:p>
          </table:table-cell>
          <table:table-cell office:value-type="float" office:value="0.296138" calcext:value-type="float">
            <text:p>0.296138</text:p>
          </table:table-cell>
          <table:table-cell office:value-type="float" office:value="0.263966" calcext:value-type="float">
            <text:p>0.263966</text:p>
          </table:table-cell>
          <table:table-cell office:value-type="float" office:value="0.252549" calcext:value-type="float">
            <text:p>0.252549</text:p>
          </table:table-cell>
          <table:table-cell office:value-type="float" office:value="0.263966" calcext:value-type="float">
            <text:p>0.263966</text:p>
          </table:table-cell>
          <table:table-cell office:value-type="float" office:value="0.296138" calcext:value-type="float">
            <text:p>0.296138</text:p>
          </table:table-cell>
          <table:table-cell office:value-type="float" office:value="0.341135" calcext:value-type="float">
            <text:p>0.341135</text:p>
          </table:table-cell>
          <table:table-cell office:value-type="float" office:value="0.382242" calcext:value-type="float">
            <text:p>0.382242</text:p>
          </table:table-cell>
          <table:table-cell office:value-type="float" office:value="0.396772" calcext:value-type="float">
            <text:p>0.39677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10"/>
        </table:table-row>
        <table:table-row table:style-name="ro1">
          <table:table-cell office:value-type="float" office:value="0.662217" calcext:value-type="float">
            <text:p>0.662217</text:p>
          </table:table-cell>
          <table:table-cell office:value-type="float" office:value="0.661058" calcext:value-type="float">
            <text:p>0.661058</text:p>
          </table:table-cell>
          <table:table-cell office:value-type="float" office:value="0.657982" calcext:value-type="float">
            <text:p>0.657982</text:p>
          </table:table-cell>
          <table:table-cell office:value-type="float" office:value="0.654126" calcext:value-type="float">
            <text:p>0.654126</text:p>
          </table:table-cell>
          <table:table-cell office:value-type="float" office:value="0.651011" calcext:value-type="float">
            <text:p>0.651011</text:p>
          </table:table-cell>
          <table:table-cell office:value-type="float" office:value="0.649816" calcext:value-type="float">
            <text:p>0.649816</text:p>
          </table:table-cell>
          <table:table-cell office:value-type="float" office:value="0.651011" calcext:value-type="float">
            <text:p>0.651011</text:p>
          </table:table-cell>
          <table:table-cell office:value-type="float" office:value="0.654126" calcext:value-type="float">
            <text:p>0.654126</text:p>
          </table:table-cell>
          <table:table-cell office:value-type="float" office:value="0.657982" calcext:value-type="float">
            <text:p>0.657982</text:p>
          </table:table-cell>
          <table:table-cell office:value-type="float" office:value="0.661058" calcext:value-type="float">
            <text:p>0.661058</text:p>
          </table:table-cell>
          <table:table-cell office:value-type="float" office:value="0.662217" calcext:value-type="float">
            <text:p>0.662217</text:p>
          </table:table-cell>
        </table:table-row>
        <table:table-row table:style-name="ro1">
          <table:table-cell office:value-type="float" office:value="0.652618" calcext:value-type="float">
            <text:p>0.652618</text:p>
          </table:table-cell>
          <table:table-cell office:value-type="float" office:value="0.652195" calcext:value-type="float">
            <text:p>0.652195</text:p>
          </table:table-cell>
          <table:table-cell office:value-type="float" office:value="0.651202" calcext:value-type="float">
            <text:p>0.651202</text:p>
          </table:table-cell>
          <table:table-cell office:value-type="float" office:value="0.649943" calcext:value-type="float">
            <text:p>0.649943</text:p>
          </table:table-cell>
          <table:table-cell office:value-type="float" office:value="0.648952" calcext:value-type="float">
            <text:p>0.648952</text:p>
          </table:table-cell>
          <table:table-cell office:value-type="float" office:value="0.648555" calcext:value-type="float">
            <text:p>0.648555</text:p>
          </table:table-cell>
          <table:table-cell office:value-type="float" office:value="0.648952" calcext:value-type="float">
            <text:p>0.648952</text:p>
          </table:table-cell>
          <table:table-cell office:value-type="float" office:value="0.649943" calcext:value-type="float">
            <text:p>0.649943</text:p>
          </table:table-cell>
          <table:table-cell office:value-type="float" office:value="0.651202" calcext:value-type="float">
            <text:p>0.651202</text:p>
          </table:table-cell>
          <table:table-cell office:value-type="float" office:value="0.652195" calcext:value-type="float">
            <text:p>0.652195</text:p>
          </table:table-cell>
          <table:table-cell office:value-type="float" office:value="0.652618" calcext:value-type="float">
            <text:p>0.652618</text:p>
          </table:table-cell>
        </table:table-row>
        <table:table-row table:style-name="ro1">
          <table:table-cell office:value-type="float" office:value="0.649108" calcext:value-type="float">
            <text:p>0.649108</text:p>
          </table:table-cell>
          <table:table-cell office:value-type="float" office:value="0.647596" calcext:value-type="float">
            <text:p>0.647596</text:p>
          </table:table-cell>
          <table:table-cell office:value-type="float" office:value="0.64336" calcext:value-type="float">
            <text:p>0.64336</text:p>
          </table:table-cell>
          <table:table-cell office:value-type="float" office:value="0.638121" calcext:value-type="float">
            <text:p>0.638121</text:p>
          </table:table-cell>
          <table:table-cell office:value-type="float" office:value="0.633922" calcext:value-type="float">
            <text:p>0.633922</text:p>
          </table:table-cell>
          <table:table-cell office:value-type="float" office:value="0.632319" calcext:value-type="float">
            <text:p>0.632319</text:p>
          </table:table-cell>
          <table:table-cell office:value-type="float" office:value="0.633922" calcext:value-type="float">
            <text:p>0.633922</text:p>
          </table:table-cell>
          <table:table-cell office:value-type="float" office:value="0.638121" calcext:value-type="float">
            <text:p>0.638121</text:p>
          </table:table-cell>
          <table:table-cell office:value-type="float" office:value="0.64336" calcext:value-type="float">
            <text:p>0.64336</text:p>
          </table:table-cell>
          <table:table-cell office:value-type="float" office:value="0.647596" calcext:value-type="float">
            <text:p>0.647596</text:p>
          </table:table-cell>
          <table:table-cell office:value-type="float" office:value="0.649108" calcext:value-type="float">
            <text:p>0.649108</text:p>
          </table:table-cell>
        </table:table-row>
        <table:table-row table:style-name="ro1">
          <table:table-cell office:value-type="float" office:value="0.641448" calcext:value-type="float">
            <text:p>0.641448</text:p>
          </table:table-cell>
          <table:table-cell office:value-type="float" office:value="0.638482" calcext:value-type="float">
            <text:p>0.638482</text:p>
          </table:table-cell>
          <table:table-cell office:value-type="float" office:value="0.629792" calcext:value-type="float">
            <text:p>0.629792</text:p>
          </table:table-cell>
          <table:table-cell office:value-type="float" office:value="0.619189" calcext:value-type="float">
            <text:p>0.619189</text:p>
          </table:table-cell>
          <table:table-cell office:value-type="float" office:value="0.610751" calcext:value-type="float">
            <text:p>0.610751</text:p>
          </table:table-cell>
          <table:table-cell office:value-type="float" office:value="0.607562" calcext:value-type="float">
            <text:p>0.607562</text:p>
          </table:table-cell>
          <table:table-cell office:value-type="float" office:value="0.610751" calcext:value-type="float">
            <text:p>0.610751</text:p>
          </table:table-cell>
          <table:table-cell office:value-type="float" office:value="0.619189" calcext:value-type="float">
            <text:p>0.619189</text:p>
          </table:table-cell>
          <table:table-cell office:value-type="float" office:value="0.629792" calcext:value-type="float">
            <text:p>0.629792</text:p>
          </table:table-cell>
          <table:table-cell office:value-type="float" office:value="0.638482" calcext:value-type="float">
            <text:p>0.638482</text:p>
          </table:table-cell>
          <table:table-cell office:value-type="float" office:value="0.641448" calcext:value-type="float">
            <text:p>0.641448</text:p>
          </table:table-cell>
        </table:table-row>
        <table:table-row table:style-name="ro1">
          <table:table-cell office:value-type="float" office:value="0.633339" calcext:value-type="float">
            <text:p>0.633339</text:p>
          </table:table-cell>
          <table:table-cell office:value-type="float" office:value="0.628215" calcext:value-type="float">
            <text:p>0.628215</text:p>
          </table:table-cell>
          <table:table-cell office:value-type="float" office:value="0.61289" calcext:value-type="float">
            <text:p>0.61289</text:p>
          </table:table-cell>
          <table:table-cell office:value-type="float" office:value="0.594428" calcext:value-type="float">
            <text:p>0.594428</text:p>
          </table:table-cell>
          <table:table-cell office:value-type="float" office:value="0.579888" calcext:value-type="float">
            <text:p>0.579888</text:p>
          </table:table-cell>
          <table:table-cell office:value-type="float" office:value="0.574439" calcext:value-type="float">
            <text:p>0.574439</text:p>
          </table:table-cell>
          <table:table-cell office:value-type="float" office:value="0.579888" calcext:value-type="float">
            <text:p>0.579888</text:p>
          </table:table-cell>
          <table:table-cell office:value-type="float" office:value="0.594428" calcext:value-type="float">
            <text:p>0.594428</text:p>
          </table:table-cell>
          <table:table-cell office:value-type="float" office:value="0.61289" calcext:value-type="float">
            <text:p>0.61289</text:p>
          </table:table-cell>
          <table:table-cell office:value-type="float" office:value="0.628215" calcext:value-type="float">
            <text:p>0.628215</text:p>
          </table:table-cell>
          <table:table-cell office:value-type="float" office:value="0.633339" calcext:value-type="float">
            <text:p>0.633339</text:p>
          </table:table-cell>
        </table:table-row>
        <table:table-row table:style-name="ro1">
          <table:table-cell office:value-type="float" office:value="0.622416" calcext:value-type="float">
            <text:p>0.622416</text:p>
          </table:table-cell>
          <table:table-cell office:value-type="float" office:value="0.614936" calcext:value-type="float">
            <text:p>0.614936</text:p>
          </table:table-cell>
          <table:table-cell office:value-type="float" office:value="0.592334" calcext:value-type="float">
            <text:p>0.592334</text:p>
          </table:table-cell>
          <table:table-cell office:value-type="float" office:value="0.565515" calcext:value-type="float">
            <text:p>0.565515</text:p>
          </table:table-cell>
          <table:table-cell office:value-type="float" office:value="0.544697" calcext:value-type="float">
            <text:p>0.544697</text:p>
          </table:table-cell>
          <table:table-cell office:value-type="float" office:value="0.536959" calcext:value-type="float">
            <text:p>0.536959</text:p>
          </table:table-cell>
          <table:table-cell office:value-type="float" office:value="0.544697" calcext:value-type="float">
            <text:p>0.544697</text:p>
          </table:table-cell>
          <table:table-cell office:value-type="float" office:value="0.565515" calcext:value-type="float">
            <text:p>0.565515</text:p>
          </table:table-cell>
          <table:table-cell office:value-type="float" office:value="0.592334" calcext:value-type="float">
            <text:p>0.592334</text:p>
          </table:table-cell>
          <table:table-cell office:value-type="float" office:value="0.614936" calcext:value-type="float">
            <text:p>0.614936</text:p>
          </table:table-cell>
          <table:table-cell office:value-type="float" office:value="0.622416" calcext:value-type="float">
            <text:p>0.622416</text:p>
          </table:table-cell>
        </table:table-row>
        <table:table-row table:style-name="ro1">
          <table:table-cell office:value-type="float" office:value="0.611718" calcext:value-type="float">
            <text:p>0.611718</text:p>
          </table:table-cell>
          <table:table-cell office:value-type="float" office:value="0.601531" calcext:value-type="float">
            <text:p>0.601531</text:p>
          </table:table-cell>
          <table:table-cell office:value-type="float" office:value="0.570713" calcext:value-type="float">
            <text:p>0.570713</text:p>
          </table:table-cell>
          <table:table-cell office:value-type="float" office:value="0.534711" calcext:value-type="float">
            <text:p>0.534711</text:p>
          </table:table-cell>
          <table:table-cell office:value-type="float" office:value="0.507194" calcext:value-type="float">
            <text:p>0.507194</text:p>
          </table:table-cell>
          <table:table-cell office:value-type="float" office:value="0.497055" calcext:value-type="float">
            <text:p>0.497055</text:p>
          </table:table-cell>
          <table:table-cell office:value-type="float" office:value="0.507194" calcext:value-type="float">
            <text:p>0.507194</text:p>
          </table:table-cell>
          <table:table-cell office:value-type="float" office:value="0.534711" calcext:value-type="float">
            <text:p>0.534711</text:p>
          </table:table-cell>
          <table:table-cell office:value-type="float" office:value="0.570713" calcext:value-type="float">
            <text:p>0.570713</text:p>
          </table:table-cell>
          <table:table-cell office:value-type="float" office:value="0.601531" calcext:value-type="float">
            <text:p>0.601531</text:p>
          </table:table-cell>
          <table:table-cell office:value-type="float" office:value="0.611718" calcext:value-type="float">
            <text:p>0.611718</text:p>
          </table:table-cell>
        </table:table-row>
        <table:table-row table:style-name="ro1">
          <table:table-cell office:value-type="float" office:value="0.600534" calcext:value-type="float">
            <text:p>0.600534</text:p>
          </table:table-cell>
          <table:table-cell office:value-type="float" office:value="0.5877" calcext:value-type="float">
            <text:p>0.5877</text:p>
          </table:table-cell>
          <table:table-cell office:value-type="float" office:value="0.549075" calcext:value-type="float">
            <text:p>0.549075</text:p>
          </table:table-cell>
          <table:table-cell office:value-type="float" office:value="0.504703" calcext:value-type="float">
            <text:p>0.504703</text:p>
          </table:table-cell>
          <table:table-cell office:value-type="float" office:value="0.471351" calcext:value-type="float">
            <text:p>0.471351</text:p>
          </table:table-cell>
          <table:table-cell office:value-type="float" office:value="0.459177" calcext:value-type="float">
            <text:p>0.459177</text:p>
          </table:table-cell>
          <table:table-cell office:value-type="float" office:value="0.471351" calcext:value-type="float">
            <text:p>0.471351</text:p>
          </table:table-cell>
          <table:table-cell office:value-type="float" office:value="0.504703" calcext:value-type="float">
            <text:p>0.504703</text:p>
          </table:table-cell>
          <table:table-cell office:value-type="float" office:value="0.549075" calcext:value-type="float">
            <text:p>0.549075</text:p>
          </table:table-cell>
          <table:table-cell office:value-type="float" office:value="0.5877" calcext:value-type="float">
            <text:p>0.5877</text:p>
          </table:table-cell>
          <table:table-cell office:value-type="float" office:value="0.600534" calcext:value-type="float">
            <text:p>0.600534</text:p>
          </table:table-cell>
        </table:table-row>
        <table:table-row table:style-name="ro1">
          <table:table-cell office:value-type="float" office:value="0.59148" calcext:value-type="float">
            <text:p>0.59148</text:p>
          </table:table-cell>
          <table:table-cell office:value-type="float" office:value="0.576132" calcext:value-type="float">
            <text:p>0.576132</text:p>
          </table:table-cell>
          <table:table-cell office:value-type="float" office:value="0.530411" calcext:value-type="float">
            <text:p>0.530411</text:p>
          </table:table-cell>
          <table:table-cell office:value-type="float" office:value="0.47869" calcext:value-type="float">
            <text:p>0.47869</text:p>
          </table:table-cell>
          <table:table-cell office:value-type="float" office:value="0.440409" calcext:value-type="float">
            <text:p>0.440409</text:p>
          </table:table-cell>
          <table:table-cell office:value-type="float" office:value="0.426557" calcext:value-type="float">
            <text:p>0.426557</text:p>
          </table:table-cell>
          <table:table-cell office:value-type="float" office:value="0.440409" calcext:value-type="float">
            <text:p>0.440409</text:p>
          </table:table-cell>
          <table:table-cell office:value-type="float" office:value="0.47869" calcext:value-type="float">
            <text:p>0.47869</text:p>
          </table:table-cell>
          <table:table-cell office:value-type="float" office:value="0.530411" calcext:value-type="float">
            <text:p>0.530411</text:p>
          </table:table-cell>
          <table:table-cell office:value-type="float" office:value="0.576132" calcext:value-type="float">
            <text:p>0.576132</text:p>
          </table:table-cell>
          <table:table-cell office:value-type="float" office:value="0.59148" calcext:value-type="float">
            <text:p>0.59148</text:p>
          </table:table-cell>
        </table:table-row>
        <table:table-row table:style-name="ro1">
          <table:table-cell office:value-type="float" office:value="0.584766" calcext:value-type="float">
            <text:p>0.584766</text:p>
          </table:table-cell>
          <table:table-cell office:value-type="float" office:value="0.567546" calcext:value-type="float">
            <text:p>0.567546</text:p>
          </table:table-cell>
          <table:table-cell office:value-type="float" office:value="0.516846" calcext:value-type="float">
            <text:p>0.516846</text:p>
          </table:table-cell>
          <table:table-cell office:value-type="float" office:value="0.460221" calcext:value-type="float">
            <text:p>0.460221</text:p>
          </table:table-cell>
          <table:table-cell office:value-type="float" office:value="0.418838" calcext:value-type="float">
            <text:p>0.418838</text:p>
          </table:table-cell>
          <table:table-cell office:value-type="float" office:value="0.403972" calcext:value-type="float">
            <text:p>0.403972</text:p>
          </table:table-cell>
          <table:table-cell office:value-type="float" office:value="0.418838" calcext:value-type="float">
            <text:p>0.418838</text:p>
          </table:table-cell>
          <table:table-cell office:value-type="float" office:value="0.460221" calcext:value-type="float">
            <text:p>0.460221</text:p>
          </table:table-cell>
          <table:table-cell office:value-type="float" office:value="0.516846" calcext:value-type="float">
            <text:p>0.516846</text:p>
          </table:table-cell>
          <table:table-cell office:value-type="float" office:value="0.567546" calcext:value-type="float">
            <text:p>0.567546</text:p>
          </table:table-cell>
          <table:table-cell office:value-type="float" office:value="0.584766" calcext:value-type="float">
            <text:p>0.584766</text:p>
          </table:table-cell>
        </table:table-row>
        <table:table-row table:style-name="ro1">
          <table:table-cell office:value-type="float" office:value="0.583544" calcext:value-type="float">
            <text:p>0.583544</text:p>
          </table:table-cell>
          <table:table-cell office:value-type="float" office:value="0.565376" calcext:value-type="float">
            <text:p>0.565376</text:p>
          </table:table-cell>
          <table:table-cell office:value-type="float" office:value="0.512271" calcext:value-type="float">
            <text:p>0.512271</text:p>
          </table:table-cell>
          <table:table-cell office:value-type="float" office:value="0.453235" calcext:value-type="float">
            <text:p>0.453235</text:p>
          </table:table-cell>
          <table:table-cell office:value-type="float" office:value="0.410275" calcext:value-type="float">
            <text:p>0.410275</text:p>
          </table:table-cell>
          <table:table-cell office:value-type="float" office:value="0.394881" calcext:value-type="float">
            <text:p>0.394881</text:p>
          </table:table-cell>
          <table:table-cell office:value-type="float" office:value="0.410275" calcext:value-type="float">
            <text:p>0.410275</text:p>
          </table:table-cell>
          <table:table-cell office:value-type="float" office:value="0.453235" calcext:value-type="float">
            <text:p>0.453235</text:p>
          </table:table-cell>
          <table:table-cell office:value-type="float" office:value="0.512271" calcext:value-type="float">
            <text:p>0.512271</text:p>
          </table:table-cell>
          <table:table-cell office:value-type="float" office:value="0.565376" calcext:value-type="float">
            <text:p>0.565376</text:p>
          </table:table-cell>
          <table:table-cell office:value-type="float" office:value="0.583544" calcext:value-type="float">
            <text:p>0.58354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0.839908" calcext:value-type="float">
            <text:p>0.839908</text:p>
          </table:table-cell>
          <table:table-cell office:value-type="float" office:value="0.838524" calcext:value-type="float">
            <text:p>0.838524</text:p>
          </table:table-cell>
          <table:table-cell office:value-type="float" office:value="0.834694" calcext:value-type="float">
            <text:p>0.834694</text:p>
          </table:table-cell>
          <table:table-cell office:value-type="float" office:value="0.829913" calcext:value-type="float">
            <text:p>0.829913</text:p>
          </table:table-cell>
          <table:table-cell office:value-type="float" office:value="0.82603" calcext:value-type="float">
            <text:p>0.82603</text:p>
          </table:table-cell>
          <table:table-cell office:value-type="float" office:value="0.824557" calcext:value-type="float">
            <text:p>0.824557</text:p>
          </table:table-cell>
          <table:table-cell office:value-type="float" office:value="0.82603" calcext:value-type="float">
            <text:p>0.82603</text:p>
          </table:table-cell>
          <table:table-cell office:value-type="float" office:value="0.829913" calcext:value-type="float">
            <text:p>0.829913</text:p>
          </table:table-cell>
          <table:table-cell office:value-type="float" office:value="0.834694" calcext:value-type="float">
            <text:p>0.834694</text:p>
          </table:table-cell>
          <table:table-cell office:value-type="float" office:value="0.838524" calcext:value-type="float">
            <text:p>0.838524</text:p>
          </table:table-cell>
          <table:table-cell office:value-type="float" office:value="0.839908" calcext:value-type="float">
            <text:p>0.839908</text:p>
          </table:table-cell>
        </table:table-row>
        <table:table-row table:style-name="ro1">
          <table:table-cell office:value-type="float" office:value="0.8282" calcext:value-type="float">
            <text:p>0.8282</text:p>
          </table:table-cell>
          <table:table-cell office:value-type="float" office:value="0.827753" calcext:value-type="float">
            <text:p>0.827753</text:p>
          </table:table-cell>
          <table:table-cell office:value-type="float" office:value="0.82657" calcext:value-type="float">
            <text:p>0.82657</text:p>
          </table:table-cell>
          <table:table-cell office:value-type="float" office:value="0.825089" calcext:value-type="float">
            <text:p>0.825089</text:p>
          </table:table-cell>
          <table:table-cell office:value-type="float" office:value="0.823902" calcext:value-type="float">
            <text:p>0.823902</text:p>
          </table:table-cell>
          <table:table-cell office:value-type="float" office:value="0.823443" calcext:value-type="float">
            <text:p>0.823443</text:p>
          </table:table-cell>
          <table:table-cell office:value-type="float" office:value="0.823902" calcext:value-type="float">
            <text:p>0.823902</text:p>
          </table:table-cell>
          <table:table-cell office:value-type="float" office:value="0.825089" calcext:value-type="float">
            <text:p>0.825089</text:p>
          </table:table-cell>
          <table:table-cell office:value-type="float" office:value="0.82657" calcext:value-type="float">
            <text:p>0.82657</text:p>
          </table:table-cell>
          <table:table-cell office:value-type="float" office:value="0.827753" calcext:value-type="float">
            <text:p>0.827753</text:p>
          </table:table-cell>
          <table:table-cell office:value-type="float" office:value="0.8282" calcext:value-type="float">
            <text:p>0.8282</text:p>
          </table:table-cell>
        </table:table-row>
        <table:table-row table:style-name="ro1">
          <table:table-cell office:value-type="float" office:value="0.824562" calcext:value-type="float">
            <text:p>0.824562</text:p>
          </table:table-cell>
          <table:table-cell office:value-type="float" office:value="0.822823" calcext:value-type="float">
            <text:p>0.822823</text:p>
          </table:table-cell>
          <table:table-cell office:value-type="float" office:value="0.81778" calcext:value-type="float">
            <text:p>0.81778</text:p>
          </table:table-cell>
          <table:table-cell office:value-type="float" office:value="0.811561" calcext:value-type="float">
            <text:p>0.811561</text:p>
          </table:table-cell>
          <table:table-cell office:value-type="float" office:value="0.806549" calcext:value-type="float">
            <text:p>0.806549</text:p>
          </table:table-cell>
          <table:table-cell office:value-type="float" office:value="0.804652" calcext:value-type="float">
            <text:p>0.804652</text:p>
          </table:table-cell>
          <table:table-cell office:value-type="float" office:value="0.806549" calcext:value-type="float">
            <text:p>0.806549</text:p>
          </table:table-cell>
          <table:table-cell office:value-type="float" office:value="0.811561" calcext:value-type="float">
            <text:p>0.811561</text:p>
          </table:table-cell>
          <table:table-cell office:value-type="float" office:value="0.81778" calcext:value-type="float">
            <text:p>0.81778</text:p>
          </table:table-cell>
          <table:table-cell office:value-type="float" office:value="0.822823" calcext:value-type="float">
            <text:p>0.822823</text:p>
          </table:table-cell>
          <table:table-cell office:value-type="float" office:value="0.824562" calcext:value-type="float">
            <text:p>0.824562</text:p>
          </table:table-cell>
        </table:table-row>
        <table:table-row table:style-name="ro1">
          <table:table-cell office:value-type="float" office:value="0.816211" calcext:value-type="float">
            <text:p>0.816211</text:p>
          </table:table-cell>
          <table:table-cell office:value-type="float" office:value="0.812774" calcext:value-type="float">
            <text:p>0.812774</text:p>
          </table:table-cell>
          <table:table-cell office:value-type="float" office:value="0.802503" calcext:value-type="float">
            <text:p>0.802503</text:p>
          </table:table-cell>
          <table:table-cell office:value-type="float" office:value="0.789976" calcext:value-type="float">
            <text:p>0.789976</text:p>
          </table:table-cell>
          <table:table-cell office:value-type="float" office:value="0.779962" calcext:value-type="float">
            <text:p>0.779962</text:p>
          </table:table-cell>
          <table:table-cell office:value-type="float" office:value="0.776195" calcext:value-type="float">
            <text:p>0.776195</text:p>
          </table:table-cell>
          <table:table-cell office:value-type="float" office:value="0.779962" calcext:value-type="float">
            <text:p>0.779962</text:p>
          </table:table-cell>
          <table:table-cell office:value-type="float" office:value="0.789976" calcext:value-type="float">
            <text:p>0.789976</text:p>
          </table:table-cell>
          <table:table-cell office:value-type="float" office:value="0.802503" calcext:value-type="float">
            <text:p>0.802503</text:p>
          </table:table-cell>
          <table:table-cell office:value-type="float" office:value="0.812774" calcext:value-type="float">
            <text:p>0.812774</text:p>
          </table:table-cell>
          <table:table-cell office:value-type="float" office:value="0.816211" calcext:value-type="float">
            <text:p>0.816211</text:p>
          </table:table-cell>
        </table:table-row>
        <table:table-row table:style-name="ro1">
          <table:table-cell office:value-type="float" office:value="0.807858" calcext:value-type="float">
            <text:p>0.807858</text:p>
          </table:table-cell>
          <table:table-cell office:value-type="float" office:value="0.801885" calcext:value-type="float">
            <text:p>0.801885</text:p>
          </table:table-cell>
          <table:table-cell office:value-type="float" office:value="0.783776" calcext:value-type="float">
            <text:p>0.783776</text:p>
          </table:table-cell>
          <table:table-cell office:value-type="float" office:value="0.761932" calcext:value-type="float">
            <text:p>0.761932</text:p>
          </table:table-cell>
          <table:table-cell office:value-type="float" office:value="0.744648" calcext:value-type="float">
            <text:p>0.744648</text:p>
          </table:table-cell>
          <table:table-cell office:value-type="float" office:value="0.738182" calcext:value-type="float">
            <text:p>0.738182</text:p>
          </table:table-cell>
          <table:table-cell office:value-type="float" office:value="0.744648" calcext:value-type="float">
            <text:p>0.744648</text:p>
          </table:table-cell>
          <table:table-cell office:value-type="float" office:value="0.761932" calcext:value-type="float">
            <text:p>0.761932</text:p>
          </table:table-cell>
          <table:table-cell office:value-type="float" office:value="0.783776" calcext:value-type="float">
            <text:p>0.783776</text:p>
          </table:table-cell>
          <table:table-cell office:value-type="float" office:value="0.801885" calcext:value-type="float">
            <text:p>0.801885</text:p>
          </table:table-cell>
          <table:table-cell office:value-type="float" office:value="0.807858" calcext:value-type="float">
            <text:p>0.807858</text:p>
          </table:table-cell>
        </table:table-row>
        <table:table-row table:style-name="ro1">
          <table:table-cell office:value-type="float" office:value="0.796332" calcext:value-type="float">
            <text:p>0.796332</text:p>
          </table:table-cell>
          <table:table-cell office:value-type="float" office:value="0.787644" calcext:value-type="float">
            <text:p>0.787644</text:p>
          </table:table-cell>
          <table:table-cell office:value-type="float" office:value="0.761065" calcext:value-type="float">
            <text:p>0.761065</text:p>
          </table:table-cell>
          <table:table-cell office:value-type="float" office:value="0.729438" calcext:value-type="float">
            <text:p>0.729438</text:p>
          </table:table-cell>
          <table:table-cell office:value-type="float" office:value="0.704752" calcext:value-type="float">
            <text:p>0.704752</text:p>
          </table:table-cell>
          <table:table-cell office:value-type="float" office:value="0.695577" calcext:value-type="float">
            <text:p>0.695577</text:p>
          </table:table-cell>
          <table:table-cell office:value-type="float" office:value="0.704752" calcext:value-type="float">
            <text:p>0.704752</text:p>
          </table:table-cell>
          <table:table-cell office:value-type="float" office:value="0.729438" calcext:value-type="float">
            <text:p>0.729438</text:p>
          </table:table-cell>
          <table:table-cell office:value-type="float" office:value="0.761065" calcext:value-type="float">
            <text:p>0.761065</text:p>
          </table:table-cell>
          <table:table-cell office:value-type="float" office:value="0.787644" calcext:value-type="float">
            <text:p>0.787644</text:p>
          </table:table-cell>
          <table:table-cell office:value-type="float" office:value="0.796332" calcext:value-type="float">
            <text:p>0.796332</text:p>
          </table:table-cell>
        </table:table-row>
        <table:table-row table:style-name="ro1">
          <table:table-cell office:value-type="float" office:value="0.78554" calcext:value-type="float">
            <text:p>0.78554</text:p>
          </table:table-cell>
          <table:table-cell office:value-type="float" office:value="0.773736" calcext:value-type="float">
            <text:p>0.773736</text:p>
          </table:table-cell>
          <table:table-cell office:value-type="float" office:value="0.737585" calcext:value-type="float">
            <text:p>0.737585</text:p>
          </table:table-cell>
          <table:table-cell office:value-type="float" office:value="0.695163" calcext:value-type="float">
            <text:p>0.695163</text:p>
          </table:table-cell>
          <table:table-cell office:value-type="float" office:value="0.662514" calcext:value-type="float">
            <text:p>0.662514</text:p>
          </table:table-cell>
          <table:table-cell office:value-type="float" office:value="0.650467" calcext:value-type="float">
            <text:p>0.650467</text:p>
          </table:table-cell>
          <table:table-cell office:value-type="float" office:value="0.662514" calcext:value-type="float">
            <text:p>0.662514</text:p>
          </table:table-cell>
          <table:table-cell office:value-type="float" office:value="0.695163" calcext:value-type="float">
            <text:p>0.695163</text:p>
          </table:table-cell>
          <table:table-cell office:value-type="float" office:value="0.737585" calcext:value-type="float">
            <text:p>0.737585</text:p>
          </table:table-cell>
          <table:table-cell office:value-type="float" office:value="0.773736" calcext:value-type="float">
            <text:p>0.773736</text:p>
          </table:table-cell>
          <table:table-cell office:value-type="float" office:value="0.78554" calcext:value-type="float">
            <text:p>0.78554</text:p>
          </table:table-cell>
        </table:table-row>
        <table:table-row table:style-name="ro1">
          <table:table-cell office:value-type="float" office:value="0.774106" calcext:value-type="float">
            <text:p>0.774106</text:p>
          </table:table-cell>
          <table:table-cell office:value-type="float" office:value="0.759326" calcext:value-type="float">
            <text:p>0.759326</text:p>
          </table:table-cell>
          <table:table-cell office:value-type="float" office:value="0.714245" calcext:value-type="float">
            <text:p>0.714245</text:p>
          </table:table-cell>
          <table:table-cell office:value-type="float" office:value="0.662135" calcext:value-type="float">
            <text:p>0.662135</text:p>
          </table:table-cell>
          <table:table-cell office:value-type="float" office:value="0.62264" calcext:value-type="float">
            <text:p>0.62264</text:p>
          </table:table-cell>
          <table:table-cell office:value-type="float" office:value="0.608183" calcext:value-type="float">
            <text:p>0.608183</text:p>
          </table:table-cell>
          <table:table-cell office:value-type="float" office:value="0.62264" calcext:value-type="float">
            <text:p>0.62264</text:p>
          </table:table-cell>
          <table:table-cell office:value-type="float" office:value="0.662135" calcext:value-type="float">
            <text:p>0.662135</text:p>
          </table:table-cell>
          <table:table-cell office:value-type="float" office:value="0.714245" calcext:value-type="float">
            <text:p>0.714245</text:p>
          </table:table-cell>
          <table:table-cell office:value-type="float" office:value="0.759326" calcext:value-type="float">
            <text:p>0.759326</text:p>
          </table:table-cell>
          <table:table-cell office:value-type="float" office:value="0.774106" calcext:value-type="float">
            <text:p>0.774106</text:p>
          </table:table-cell>
        </table:table-row>
        <table:table-row table:style-name="ro1">
          <table:table-cell office:value-type="float" office:value="0.765306" calcext:value-type="float">
            <text:p>0.765306</text:p>
          </table:table-cell>
          <table:table-cell office:value-type="float" office:value="0.747708" calcext:value-type="float">
            <text:p>0.747708</text:p>
          </table:table-cell>
          <table:table-cell office:value-type="float" office:value="0.694509" calcext:value-type="float">
            <text:p>0.694509</text:p>
          </table:table-cell>
          <table:table-cell office:value-type="float" office:value="0.633854" calcext:value-type="float">
            <text:p>0.633854</text:p>
          </table:table-cell>
          <table:table-cell office:value-type="float" office:value="0.588511" calcext:value-type="float">
            <text:p>0.588511</text:p>
          </table:table-cell>
          <table:table-cell office:value-type="float" office:value="0.572037" calcext:value-type="float">
            <text:p>0.572037</text:p>
          </table:table-cell>
          <table:table-cell office:value-type="float" office:value="0.588511" calcext:value-type="float">
            <text:p>0.588511</text:p>
          </table:table-cell>
          <table:table-cell office:value-type="float" office:value="0.633854" calcext:value-type="float">
            <text:p>0.633854</text:p>
          </table:table-cell>
          <table:table-cell office:value-type="float" office:value="0.694509" calcext:value-type="float">
            <text:p>0.694509</text:p>
          </table:table-cell>
          <table:table-cell office:value-type="float" office:value="0.747708" calcext:value-type="float">
            <text:p>0.747708</text:p>
          </table:table-cell>
          <table:table-cell office:value-type="float" office:value="0.765306" calcext:value-type="float">
            <text:p>0.765306</text:p>
          </table:table-cell>
        </table:table-row>
        <table:table-row table:style-name="ro1">
          <table:table-cell office:value-type="float" office:value="0.758677" calcext:value-type="float">
            <text:p>0.758677</text:p>
          </table:table-cell>
          <table:table-cell office:value-type="float" office:value="0.739037" calcext:value-type="float">
            <text:p>0.739037</text:p>
          </table:table-cell>
          <table:table-cell office:value-type="float" office:value="0.680268" calcext:value-type="float">
            <text:p>0.680268</text:p>
          </table:table-cell>
          <table:table-cell office:value-type="float" office:value="0.614027" calcext:value-type="float">
            <text:p>0.614027</text:p>
          </table:table-cell>
          <table:table-cell office:value-type="float" office:value="0.565069" calcext:value-type="float">
            <text:p>0.565069</text:p>
          </table:table-cell>
          <table:table-cell office:value-type="float" office:value="0.547391" calcext:value-type="float">
            <text:p>0.547391</text:p>
          </table:table-cell>
          <table:table-cell office:value-type="float" office:value="0.565069" calcext:value-type="float">
            <text:p>0.565069</text:p>
          </table:table-cell>
          <table:table-cell office:value-type="float" office:value="0.614027" calcext:value-type="float">
            <text:p>0.614027</text:p>
          </table:table-cell>
          <table:table-cell office:value-type="float" office:value="0.680268" calcext:value-type="float">
            <text:p>0.680268</text:p>
          </table:table-cell>
          <table:table-cell office:value-type="float" office:value="0.739037" calcext:value-type="float">
            <text:p>0.739037</text:p>
          </table:table-cell>
          <table:table-cell office:value-type="float" office:value="0.758677" calcext:value-type="float">
            <text:p>0.758677</text:p>
          </table:table-cell>
        </table:table-row>
        <table:table-row table:style-name="ro1">
          <table:table-cell office:value-type="float" office:value="0.75827" calcext:value-type="float">
            <text:p>0.75827</text:p>
          </table:table-cell>
          <table:table-cell office:value-type="float" office:value="0.737527" calcext:value-type="float">
            <text:p>0.737527</text:p>
          </table:table-cell>
          <table:table-cell office:value-type="float" office:value="0.67587" calcext:value-type="float">
            <text:p>0.67587</text:p>
          </table:table-cell>
          <table:table-cell office:value-type="float" office:value="0.606634" calcext:value-type="float">
            <text:p>0.606634</text:p>
          </table:table-cell>
          <table:table-cell office:value-type="float" office:value="0.555637" calcext:value-type="float">
            <text:p>0.555637</text:p>
          </table:table-cell>
          <table:table-cell office:value-type="float" office:value="0.537259" calcext:value-type="float">
            <text:p>0.537259</text:p>
          </table:table-cell>
          <table:table-cell office:value-type="float" office:value="0.555637" calcext:value-type="float">
            <text:p>0.555637</text:p>
          </table:table-cell>
          <table:table-cell office:value-type="float" office:value="0.606634" calcext:value-type="float">
            <text:p>0.606634</text:p>
          </table:table-cell>
          <table:table-cell office:value-type="float" office:value="0.67587" calcext:value-type="float">
            <text:p>0.67587</text:p>
          </table:table-cell>
          <table:table-cell office:value-type="float" office:value="0.737527" calcext:value-type="float">
            <text:p>0.737527</text:p>
          </table:table-cell>
          <table:table-cell office:value-type="float" office:value="0.75827" calcext:value-type="float">
            <text:p>0.758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2T21:46:56.078835497</meta:creation-date>
    <dc:date>2022-05-22T21:55:27.893893819</dc:date>
    <meta:editing-duration>PT8M32S</meta:editing-duration>
    <meta:editing-cycles>1</meta:editing-cycles>
    <meta:document-statistic meta:table-count="1" meta:cell-count="610" meta:object-count="4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plot-area chart:style-name="ch2" table:cell-range-address="Sheet1.A55:Sheet1.K65" svg:x="0.319cm" svg:y="0.18cm" svg:width="15.36cm" svg:height="8.645cm">
          <chartooo:coordinate-region svg:x="1.046cm" svg:y="0.38cm" svg:width="14.446cm" svg:height="7.7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55:Sheet1.A65" chart:class="chart:line">
            <chart:data-point chart:repeated="11"/>
          </chart:series>
          <chart:series chart:style-name="ch6" chart:values-cell-range-address="Sheet1.B55:Sheet1.B65" chart:class="chart:line">
            <chart:data-point chart:repeated="11"/>
          </chart:series>
          <chart:series chart:style-name="ch7" chart:values-cell-range-address="Sheet1.C55:Sheet1.C65" chart:class="chart:line">
            <chart:data-point chart:repeated="11"/>
          </chart:series>
          <chart:series chart:style-name="ch8" chart:values-cell-range-address="Sheet1.D55:Sheet1.D65" chart:class="chart:line">
            <chart:data-point chart:repeated="11"/>
          </chart:series>
          <chart:series chart:style-name="ch9" chart:values-cell-range-address="Sheet1.E55:Sheet1.E65" chart:class="chart:line">
            <chart:data-point chart:repeated="11"/>
          </chart:series>
          <chart:series chart:style-name="ch10" chart:values-cell-range-address="Sheet1.F55:Sheet1.F65" chart:class="chart:line">
            <chart:data-point chart:repeated="11"/>
          </chart:series>
          <chart:series chart:style-name="ch11" chart:values-cell-range-address="Sheet1.G55:Sheet1.G65" chart:class="chart:line">
            <chart:data-point chart:repeated="11"/>
          </chart:series>
          <chart:series chart:style-name="ch12" chart:values-cell-range-address="Sheet1.H55:Sheet1.H65" chart:class="chart:line">
            <chart:data-point chart:repeated="11"/>
          </chart:series>
          <chart:series chart:style-name="ch13" chart:values-cell-range-address="Sheet1.I55:Sheet1.I65" chart:class="chart:line">
            <chart:data-point chart:repeated="11"/>
          </chart:series>
          <chart:series chart:style-name="ch14" chart:values-cell-range-address="Sheet1.J55:Sheet1.J65" chart:class="chart:line">
            <chart:data-point chart:repeated="11"/>
          </chart:series>
          <chart:series chart:style-name="ch15" chart:values-cell-range-address="Sheet1.K55:Sheet1.K65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39908">
                <text:p>0.839908</text:p>
                <draw:g>
                  <svg:desc>Sheet1.A55:Sheet1.A65</svg:desc>
                </draw:g>
              </table:table-cell>
              <table:table-cell office:value-type="float" office:value="0.838524">
                <text:p>0.838524</text:p>
                <draw:g>
                  <svg:desc>Sheet1.B55:Sheet1.B65</svg:desc>
                </draw:g>
              </table:table-cell>
              <table:table-cell office:value-type="float" office:value="0.834694">
                <text:p>0.834694</text:p>
                <draw:g>
                  <svg:desc>Sheet1.C55:Sheet1.C65</svg:desc>
                </draw:g>
              </table:table-cell>
              <table:table-cell office:value-type="float" office:value="0.829913">
                <text:p>0.829913</text:p>
                <draw:g>
                  <svg:desc>Sheet1.D55:Sheet1.D65</svg:desc>
                </draw:g>
              </table:table-cell>
              <table:table-cell office:value-type="float" office:value="0.82603">
                <text:p>0.82603</text:p>
                <draw:g>
                  <svg:desc>Sheet1.E55:Sheet1.E65</svg:desc>
                </draw:g>
              </table:table-cell>
              <table:table-cell office:value-type="float" office:value="0.824557">
                <text:p>0.824557</text:p>
                <draw:g>
                  <svg:desc>Sheet1.F55:Sheet1.F65</svg:desc>
                </draw:g>
              </table:table-cell>
              <table:table-cell office:value-type="float" office:value="0.82603">
                <text:p>0.82603</text:p>
                <draw:g>
                  <svg:desc>Sheet1.G55:Sheet1.G65</svg:desc>
                </draw:g>
              </table:table-cell>
              <table:table-cell office:value-type="float" office:value="0.829913">
                <text:p>0.829913</text:p>
                <draw:g>
                  <svg:desc>Sheet1.H55:Sheet1.H65</svg:desc>
                </draw:g>
              </table:table-cell>
              <table:table-cell office:value-type="float" office:value="0.834694">
                <text:p>0.834694</text:p>
                <draw:g>
                  <svg:desc>Sheet1.I55:Sheet1.I65</svg:desc>
                </draw:g>
              </table:table-cell>
              <table:table-cell office:value-type="float" office:value="0.838524">
                <text:p>0.838524</text:p>
                <draw:g>
                  <svg:desc>Sheet1.J55:Sheet1.J65</svg:desc>
                </draw:g>
              </table:table-cell>
              <table:table-cell office:value-type="float" office:value="0.839908">
                <text:p>0.839908</text:p>
                <draw:g>
                  <svg:desc>Sheet1.K55:Sheet1.K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82">
                <text:p>0.8282</text:p>
              </table:table-cell>
              <table:table-cell office:value-type="float" office:value="0.827753">
                <text:p>0.827753</text:p>
              </table:table-cell>
              <table:table-cell office:value-type="float" office:value="0.82657">
                <text:p>0.82657</text:p>
              </table:table-cell>
              <table:table-cell office:value-type="float" office:value="0.825089">
                <text:p>0.825089</text:p>
              </table:table-cell>
              <table:table-cell office:value-type="float" office:value="0.823902">
                <text:p>0.823902</text:p>
              </table:table-cell>
              <table:table-cell office:value-type="float" office:value="0.823443">
                <text:p>0.823443</text:p>
              </table:table-cell>
              <table:table-cell office:value-type="float" office:value="0.823902">
                <text:p>0.823902</text:p>
              </table:table-cell>
              <table:table-cell office:value-type="float" office:value="0.825089">
                <text:p>0.825089</text:p>
              </table:table-cell>
              <table:table-cell office:value-type="float" office:value="0.82657">
                <text:p>0.82657</text:p>
              </table:table-cell>
              <table:table-cell office:value-type="float" office:value="0.827753">
                <text:p>0.827753</text:p>
              </table:table-cell>
              <table:table-cell office:value-type="float" office:value="0.8282">
                <text:p>0.82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24562">
                <text:p>0.824562</text:p>
              </table:table-cell>
              <table:table-cell office:value-type="float" office:value="0.822823">
                <text:p>0.822823</text:p>
              </table:table-cell>
              <table:table-cell office:value-type="float" office:value="0.81778">
                <text:p>0.81778</text:p>
              </table:table-cell>
              <table:table-cell office:value-type="float" office:value="0.811561">
                <text:p>0.811561</text:p>
              </table:table-cell>
              <table:table-cell office:value-type="float" office:value="0.806549">
                <text:p>0.806549</text:p>
              </table:table-cell>
              <table:table-cell office:value-type="float" office:value="0.804652">
                <text:p>0.804652</text:p>
              </table:table-cell>
              <table:table-cell office:value-type="float" office:value="0.806549">
                <text:p>0.806549</text:p>
              </table:table-cell>
              <table:table-cell office:value-type="float" office:value="0.811561">
                <text:p>0.811561</text:p>
              </table:table-cell>
              <table:table-cell office:value-type="float" office:value="0.81778">
                <text:p>0.81778</text:p>
              </table:table-cell>
              <table:table-cell office:value-type="float" office:value="0.822823">
                <text:p>0.822823</text:p>
              </table:table-cell>
              <table:table-cell office:value-type="float" office:value="0.824562">
                <text:p>0.8245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16211">
                <text:p>0.816211</text:p>
              </table:table-cell>
              <table:table-cell office:value-type="float" office:value="0.812774">
                <text:p>0.812774</text:p>
              </table:table-cell>
              <table:table-cell office:value-type="float" office:value="0.802503">
                <text:p>0.802503</text:p>
              </table:table-cell>
              <table:table-cell office:value-type="float" office:value="0.789976">
                <text:p>0.789976</text:p>
              </table:table-cell>
              <table:table-cell office:value-type="float" office:value="0.779962">
                <text:p>0.779962</text:p>
              </table:table-cell>
              <table:table-cell office:value-type="float" office:value="0.776195">
                <text:p>0.776195</text:p>
              </table:table-cell>
              <table:table-cell office:value-type="float" office:value="0.779962">
                <text:p>0.779962</text:p>
              </table:table-cell>
              <table:table-cell office:value-type="float" office:value="0.789976">
                <text:p>0.789976</text:p>
              </table:table-cell>
              <table:table-cell office:value-type="float" office:value="0.802503">
                <text:p>0.802503</text:p>
              </table:table-cell>
              <table:table-cell office:value-type="float" office:value="0.812774">
                <text:p>0.812774</text:p>
              </table:table-cell>
              <table:table-cell office:value-type="float" office:value="0.816211">
                <text:p>0.816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7858">
                <text:p>0.807858</text:p>
              </table:table-cell>
              <table:table-cell office:value-type="float" office:value="0.801885">
                <text:p>0.801885</text:p>
              </table:table-cell>
              <table:table-cell office:value-type="float" office:value="0.783776">
                <text:p>0.783776</text:p>
              </table:table-cell>
              <table:table-cell office:value-type="float" office:value="0.761932">
                <text:p>0.761932</text:p>
              </table:table-cell>
              <table:table-cell office:value-type="float" office:value="0.744648">
                <text:p>0.744648</text:p>
              </table:table-cell>
              <table:table-cell office:value-type="float" office:value="0.738182">
                <text:p>0.738182</text:p>
              </table:table-cell>
              <table:table-cell office:value-type="float" office:value="0.744648">
                <text:p>0.744648</text:p>
              </table:table-cell>
              <table:table-cell office:value-type="float" office:value="0.761932">
                <text:p>0.761932</text:p>
              </table:table-cell>
              <table:table-cell office:value-type="float" office:value="0.783776">
                <text:p>0.783776</text:p>
              </table:table-cell>
              <table:table-cell office:value-type="float" office:value="0.801885">
                <text:p>0.801885</text:p>
              </table:table-cell>
              <table:table-cell office:value-type="float" office:value="0.807858">
                <text:p>0.807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6332">
                <text:p>0.796332</text:p>
              </table:table-cell>
              <table:table-cell office:value-type="float" office:value="0.787644">
                <text:p>0.787644</text:p>
              </table:table-cell>
              <table:table-cell office:value-type="float" office:value="0.761065">
                <text:p>0.761065</text:p>
              </table:table-cell>
              <table:table-cell office:value-type="float" office:value="0.729438">
                <text:p>0.729438</text:p>
              </table:table-cell>
              <table:table-cell office:value-type="float" office:value="0.704752">
                <text:p>0.704752</text:p>
              </table:table-cell>
              <table:table-cell office:value-type="float" office:value="0.695577">
                <text:p>0.695577</text:p>
              </table:table-cell>
              <table:table-cell office:value-type="float" office:value="0.704752">
                <text:p>0.704752</text:p>
              </table:table-cell>
              <table:table-cell office:value-type="float" office:value="0.729438">
                <text:p>0.729438</text:p>
              </table:table-cell>
              <table:table-cell office:value-type="float" office:value="0.761065">
                <text:p>0.761065</text:p>
              </table:table-cell>
              <table:table-cell office:value-type="float" office:value="0.787644">
                <text:p>0.787644</text:p>
              </table:table-cell>
              <table:table-cell office:value-type="float" office:value="0.796332">
                <text:p>0.7963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8554">
                <text:p>0.78554</text:p>
              </table:table-cell>
              <table:table-cell office:value-type="float" office:value="0.773736">
                <text:p>0.773736</text:p>
              </table:table-cell>
              <table:table-cell office:value-type="float" office:value="0.737585">
                <text:p>0.737585</text:p>
              </table:table-cell>
              <table:table-cell office:value-type="float" office:value="0.695163">
                <text:p>0.695163</text:p>
              </table:table-cell>
              <table:table-cell office:value-type="float" office:value="0.662514">
                <text:p>0.662514</text:p>
              </table:table-cell>
              <table:table-cell office:value-type="float" office:value="0.650467">
                <text:p>0.650467</text:p>
              </table:table-cell>
              <table:table-cell office:value-type="float" office:value="0.662514">
                <text:p>0.662514</text:p>
              </table:table-cell>
              <table:table-cell office:value-type="float" office:value="0.695163">
                <text:p>0.695163</text:p>
              </table:table-cell>
              <table:table-cell office:value-type="float" office:value="0.737585">
                <text:p>0.737585</text:p>
              </table:table-cell>
              <table:table-cell office:value-type="float" office:value="0.773736">
                <text:p>0.773736</text:p>
              </table:table-cell>
              <table:table-cell office:value-type="float" office:value="0.78554">
                <text:p>0.78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4106">
                <text:p>0.774106</text:p>
              </table:table-cell>
              <table:table-cell office:value-type="float" office:value="0.759326">
                <text:p>0.759326</text:p>
              </table:table-cell>
              <table:table-cell office:value-type="float" office:value="0.714245">
                <text:p>0.714245</text:p>
              </table:table-cell>
              <table:table-cell office:value-type="float" office:value="0.662135">
                <text:p>0.662135</text:p>
              </table:table-cell>
              <table:table-cell office:value-type="float" office:value="0.62264">
                <text:p>0.62264</text:p>
              </table:table-cell>
              <table:table-cell office:value-type="float" office:value="0.608183">
                <text:p>0.608183</text:p>
              </table:table-cell>
              <table:table-cell office:value-type="float" office:value="0.62264">
                <text:p>0.62264</text:p>
              </table:table-cell>
              <table:table-cell office:value-type="float" office:value="0.662135">
                <text:p>0.662135</text:p>
              </table:table-cell>
              <table:table-cell office:value-type="float" office:value="0.714245">
                <text:p>0.714245</text:p>
              </table:table-cell>
              <table:table-cell office:value-type="float" office:value="0.759326">
                <text:p>0.759326</text:p>
              </table:table-cell>
              <table:table-cell office:value-type="float" office:value="0.774106">
                <text:p>0.774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65306">
                <text:p>0.765306</text:p>
              </table:table-cell>
              <table:table-cell office:value-type="float" office:value="0.747708">
                <text:p>0.747708</text:p>
              </table:table-cell>
              <table:table-cell office:value-type="float" office:value="0.694509">
                <text:p>0.694509</text:p>
              </table:table-cell>
              <table:table-cell office:value-type="float" office:value="0.633854">
                <text:p>0.633854</text:p>
              </table:table-cell>
              <table:table-cell office:value-type="float" office:value="0.588511">
                <text:p>0.588511</text:p>
              </table:table-cell>
              <table:table-cell office:value-type="float" office:value="0.572037">
                <text:p>0.572037</text:p>
              </table:table-cell>
              <table:table-cell office:value-type="float" office:value="0.588511">
                <text:p>0.588511</text:p>
              </table:table-cell>
              <table:table-cell office:value-type="float" office:value="0.633854">
                <text:p>0.633854</text:p>
              </table:table-cell>
              <table:table-cell office:value-type="float" office:value="0.694509">
                <text:p>0.694509</text:p>
              </table:table-cell>
              <table:table-cell office:value-type="float" office:value="0.747708">
                <text:p>0.747708</text:p>
              </table:table-cell>
              <table:table-cell office:value-type="float" office:value="0.765306">
                <text:p>0.7653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8677">
                <text:p>0.758677</text:p>
              </table:table-cell>
              <table:table-cell office:value-type="float" office:value="0.739037">
                <text:p>0.739037</text:p>
              </table:table-cell>
              <table:table-cell office:value-type="float" office:value="0.680268">
                <text:p>0.680268</text:p>
              </table:table-cell>
              <table:table-cell office:value-type="float" office:value="0.614027">
                <text:p>0.614027</text:p>
              </table:table-cell>
              <table:table-cell office:value-type="float" office:value="0.565069">
                <text:p>0.565069</text:p>
              </table:table-cell>
              <table:table-cell office:value-type="float" office:value="0.547391">
                <text:p>0.547391</text:p>
              </table:table-cell>
              <table:table-cell office:value-type="float" office:value="0.565069">
                <text:p>0.565069</text:p>
              </table:table-cell>
              <table:table-cell office:value-type="float" office:value="0.614027">
                <text:p>0.614027</text:p>
              </table:table-cell>
              <table:table-cell office:value-type="float" office:value="0.680268">
                <text:p>0.680268</text:p>
              </table:table-cell>
              <table:table-cell office:value-type="float" office:value="0.739037">
                <text:p>0.739037</text:p>
              </table:table-cell>
              <table:table-cell office:value-type="float" office:value="0.758677">
                <text:p>0.7586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827">
                <text:p>0.75827</text:p>
              </table:table-cell>
              <table:table-cell office:value-type="float" office:value="0.737527">
                <text:p>0.737527</text:p>
              </table:table-cell>
              <table:table-cell office:value-type="float" office:value="0.67587">
                <text:p>0.67587</text:p>
              </table:table-cell>
              <table:table-cell office:value-type="float" office:value="0.606634">
                <text:p>0.606634</text:p>
              </table:table-cell>
              <table:table-cell office:value-type="float" office:value="0.555637">
                <text:p>0.555637</text:p>
              </table:table-cell>
              <table:table-cell office:value-type="float" office:value="0.537259">
                <text:p>0.537259</text:p>
              </table:table-cell>
              <table:table-cell office:value-type="float" office:value="0.555637">
                <text:p>0.555637</text:p>
              </table:table-cell>
              <table:table-cell office:value-type="float" office:value="0.606634">
                <text:p>0.606634</text:p>
              </table:table-cell>
              <table:table-cell office:value-type="float" office:value="0.67587">
                <text:p>0.67587</text:p>
              </table:table-cell>
              <table:table-cell office:value-type="float" office:value="0.737527">
                <text:p>0.737527</text:p>
              </table:table-cell>
              <table:table-cell office:value-type="float" office:value="0.75827">
                <text:p>0.75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42:Sheet1.K52" svg:x="0.32cm" svg:y="0.18cm" svg:width="15.36cm" svg:height="8.64cm">
          <chartooo:coordinate-region svg:x="1.047cm" svg:y="0.379cm" svg:width="14.446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42:Sheet1.A52" chart:class="chart:line">
            <chart:data-point chart:repeated="11"/>
          </chart:series>
          <chart:series chart:style-name="ch6" chart:values-cell-range-address="Sheet1.B42:Sheet1.B52" chart:class="chart:line">
            <chart:data-point chart:repeated="11"/>
          </chart:series>
          <chart:series chart:style-name="ch7" chart:values-cell-range-address="Sheet1.C42:Sheet1.C52" chart:class="chart:line">
            <chart:data-point chart:repeated="11"/>
          </chart:series>
          <chart:series chart:style-name="ch8" chart:values-cell-range-address="Sheet1.D42:Sheet1.D52" chart:class="chart:line">
            <chart:data-point chart:repeated="11"/>
          </chart:series>
          <chart:series chart:style-name="ch9" chart:values-cell-range-address="Sheet1.E42:Sheet1.E52" chart:class="chart:line">
            <chart:data-point chart:repeated="11"/>
          </chart:series>
          <chart:series chart:style-name="ch10" chart:values-cell-range-address="Sheet1.F42:Sheet1.F52" chart:class="chart:line">
            <chart:data-point chart:repeated="11"/>
          </chart:series>
          <chart:series chart:style-name="ch11" chart:values-cell-range-address="Sheet1.G42:Sheet1.G52" chart:class="chart:line">
            <chart:data-point chart:repeated="11"/>
          </chart:series>
          <chart:series chart:style-name="ch12" chart:values-cell-range-address="Sheet1.H42:Sheet1.H52" chart:class="chart:line">
            <chart:data-point chart:repeated="11"/>
          </chart:series>
          <chart:series chart:style-name="ch13" chart:values-cell-range-address="Sheet1.I42:Sheet1.I52" chart:class="chart:line">
            <chart:data-point chart:repeated="11"/>
          </chart:series>
          <chart:series chart:style-name="ch14" chart:values-cell-range-address="Sheet1.J42:Sheet1.J52" chart:class="chart:line">
            <chart:data-point chart:repeated="11"/>
          </chart:series>
          <chart:series chart:style-name="ch15" chart:values-cell-range-address="Sheet1.K42:Sheet1.K52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2217">
                <text:p>0.662217</text:p>
                <draw:g>
                  <svg:desc>Sheet1.A42:Sheet1.A52</svg:desc>
                </draw:g>
              </table:table-cell>
              <table:table-cell office:value-type="float" office:value="0.661058">
                <text:p>0.661058</text:p>
                <draw:g>
                  <svg:desc>Sheet1.B42:Sheet1.B52</svg:desc>
                </draw:g>
              </table:table-cell>
              <table:table-cell office:value-type="float" office:value="0.657982">
                <text:p>0.657982</text:p>
                <draw:g>
                  <svg:desc>Sheet1.C42:Sheet1.C52</svg:desc>
                </draw:g>
              </table:table-cell>
              <table:table-cell office:value-type="float" office:value="0.654126">
                <text:p>0.654126</text:p>
                <draw:g>
                  <svg:desc>Sheet1.D42:Sheet1.D52</svg:desc>
                </draw:g>
              </table:table-cell>
              <table:table-cell office:value-type="float" office:value="0.651011">
                <text:p>0.651011</text:p>
                <draw:g>
                  <svg:desc>Sheet1.E42:Sheet1.E52</svg:desc>
                </draw:g>
              </table:table-cell>
              <table:table-cell office:value-type="float" office:value="0.649816">
                <text:p>0.649816</text:p>
                <draw:g>
                  <svg:desc>Sheet1.F42:Sheet1.F52</svg:desc>
                </draw:g>
              </table:table-cell>
              <table:table-cell office:value-type="float" office:value="0.651011">
                <text:p>0.651011</text:p>
                <draw:g>
                  <svg:desc>Sheet1.G42:Sheet1.G52</svg:desc>
                </draw:g>
              </table:table-cell>
              <table:table-cell office:value-type="float" office:value="0.654126">
                <text:p>0.654126</text:p>
                <draw:g>
                  <svg:desc>Sheet1.H42:Sheet1.H52</svg:desc>
                </draw:g>
              </table:table-cell>
              <table:table-cell office:value-type="float" office:value="0.657982">
                <text:p>0.657982</text:p>
                <draw:g>
                  <svg:desc>Sheet1.I42:Sheet1.I52</svg:desc>
                </draw:g>
              </table:table-cell>
              <table:table-cell office:value-type="float" office:value="0.661058">
                <text:p>0.661058</text:p>
                <draw:g>
                  <svg:desc>Sheet1.J42:Sheet1.J52</svg:desc>
                </draw:g>
              </table:table-cell>
              <table:table-cell office:value-type="float" office:value="0.662217">
                <text:p>0.662217</text:p>
                <draw:g>
                  <svg:desc>Sheet1.K42:Sheet1.K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52618">
                <text:p>0.652618</text:p>
              </table:table-cell>
              <table:table-cell office:value-type="float" office:value="0.652195">
                <text:p>0.652195</text:p>
              </table:table-cell>
              <table:table-cell office:value-type="float" office:value="0.651202">
                <text:p>0.651202</text:p>
              </table:table-cell>
              <table:table-cell office:value-type="float" office:value="0.649943">
                <text:p>0.649943</text:p>
              </table:table-cell>
              <table:table-cell office:value-type="float" office:value="0.648952">
                <text:p>0.648952</text:p>
              </table:table-cell>
              <table:table-cell office:value-type="float" office:value="0.648555">
                <text:p>0.648555</text:p>
              </table:table-cell>
              <table:table-cell office:value-type="float" office:value="0.648952">
                <text:p>0.648952</text:p>
              </table:table-cell>
              <table:table-cell office:value-type="float" office:value="0.649943">
                <text:p>0.649943</text:p>
              </table:table-cell>
              <table:table-cell office:value-type="float" office:value="0.651202">
                <text:p>0.651202</text:p>
              </table:table-cell>
              <table:table-cell office:value-type="float" office:value="0.652195">
                <text:p>0.652195</text:p>
              </table:table-cell>
              <table:table-cell office:value-type="float" office:value="0.652618">
                <text:p>0.6526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9108">
                <text:p>0.649108</text:p>
              </table:table-cell>
              <table:table-cell office:value-type="float" office:value="0.647596">
                <text:p>0.647596</text:p>
              </table:table-cell>
              <table:table-cell office:value-type="float" office:value="0.64336">
                <text:p>0.64336</text:p>
              </table:table-cell>
              <table:table-cell office:value-type="float" office:value="0.638121">
                <text:p>0.638121</text:p>
              </table:table-cell>
              <table:table-cell office:value-type="float" office:value="0.633922">
                <text:p>0.633922</text:p>
              </table:table-cell>
              <table:table-cell office:value-type="float" office:value="0.632319">
                <text:p>0.632319</text:p>
              </table:table-cell>
              <table:table-cell office:value-type="float" office:value="0.633922">
                <text:p>0.633922</text:p>
              </table:table-cell>
              <table:table-cell office:value-type="float" office:value="0.638121">
                <text:p>0.638121</text:p>
              </table:table-cell>
              <table:table-cell office:value-type="float" office:value="0.64336">
                <text:p>0.64336</text:p>
              </table:table-cell>
              <table:table-cell office:value-type="float" office:value="0.647596">
                <text:p>0.647596</text:p>
              </table:table-cell>
              <table:table-cell office:value-type="float" office:value="0.649108">
                <text:p>0.649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1448">
                <text:p>0.641448</text:p>
              </table:table-cell>
              <table:table-cell office:value-type="float" office:value="0.638482">
                <text:p>0.638482</text:p>
              </table:table-cell>
              <table:table-cell office:value-type="float" office:value="0.629792">
                <text:p>0.629792</text:p>
              </table:table-cell>
              <table:table-cell office:value-type="float" office:value="0.619189">
                <text:p>0.619189</text:p>
              </table:table-cell>
              <table:table-cell office:value-type="float" office:value="0.610751">
                <text:p>0.610751</text:p>
              </table:table-cell>
              <table:table-cell office:value-type="float" office:value="0.607562">
                <text:p>0.607562</text:p>
              </table:table-cell>
              <table:table-cell office:value-type="float" office:value="0.610751">
                <text:p>0.610751</text:p>
              </table:table-cell>
              <table:table-cell office:value-type="float" office:value="0.619189">
                <text:p>0.619189</text:p>
              </table:table-cell>
              <table:table-cell office:value-type="float" office:value="0.629792">
                <text:p>0.629792</text:p>
              </table:table-cell>
              <table:table-cell office:value-type="float" office:value="0.638482">
                <text:p>0.638482</text:p>
              </table:table-cell>
              <table:table-cell office:value-type="float" office:value="0.641448">
                <text:p>0.641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3339">
                <text:p>0.633339</text:p>
              </table:table-cell>
              <table:table-cell office:value-type="float" office:value="0.628215">
                <text:p>0.628215</text:p>
              </table:table-cell>
              <table:table-cell office:value-type="float" office:value="0.61289">
                <text:p>0.61289</text:p>
              </table:table-cell>
              <table:table-cell office:value-type="float" office:value="0.594428">
                <text:p>0.594428</text:p>
              </table:table-cell>
              <table:table-cell office:value-type="float" office:value="0.579888">
                <text:p>0.579888</text:p>
              </table:table-cell>
              <table:table-cell office:value-type="float" office:value="0.574439">
                <text:p>0.574439</text:p>
              </table:table-cell>
              <table:table-cell office:value-type="float" office:value="0.579888">
                <text:p>0.579888</text:p>
              </table:table-cell>
              <table:table-cell office:value-type="float" office:value="0.594428">
                <text:p>0.594428</text:p>
              </table:table-cell>
              <table:table-cell office:value-type="float" office:value="0.61289">
                <text:p>0.61289</text:p>
              </table:table-cell>
              <table:table-cell office:value-type="float" office:value="0.628215">
                <text:p>0.628215</text:p>
              </table:table-cell>
              <table:table-cell office:value-type="float" office:value="0.633339">
                <text:p>0.6333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2416">
                <text:p>0.622416</text:p>
              </table:table-cell>
              <table:table-cell office:value-type="float" office:value="0.614936">
                <text:p>0.614936</text:p>
              </table:table-cell>
              <table:table-cell office:value-type="float" office:value="0.592334">
                <text:p>0.592334</text:p>
              </table:table-cell>
              <table:table-cell office:value-type="float" office:value="0.565515">
                <text:p>0.565515</text:p>
              </table:table-cell>
              <table:table-cell office:value-type="float" office:value="0.544697">
                <text:p>0.544697</text:p>
              </table:table-cell>
              <table:table-cell office:value-type="float" office:value="0.536959">
                <text:p>0.536959</text:p>
              </table:table-cell>
              <table:table-cell office:value-type="float" office:value="0.544697">
                <text:p>0.544697</text:p>
              </table:table-cell>
              <table:table-cell office:value-type="float" office:value="0.565515">
                <text:p>0.565515</text:p>
              </table:table-cell>
              <table:table-cell office:value-type="float" office:value="0.592334">
                <text:p>0.592334</text:p>
              </table:table-cell>
              <table:table-cell office:value-type="float" office:value="0.614936">
                <text:p>0.614936</text:p>
              </table:table-cell>
              <table:table-cell office:value-type="float" office:value="0.622416">
                <text:p>0.6224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1718">
                <text:p>0.611718</text:p>
              </table:table-cell>
              <table:table-cell office:value-type="float" office:value="0.601531">
                <text:p>0.601531</text:p>
              </table:table-cell>
              <table:table-cell office:value-type="float" office:value="0.570713">
                <text:p>0.570713</text:p>
              </table:table-cell>
              <table:table-cell office:value-type="float" office:value="0.534711">
                <text:p>0.534711</text:p>
              </table:table-cell>
              <table:table-cell office:value-type="float" office:value="0.507194">
                <text:p>0.507194</text:p>
              </table:table-cell>
              <table:table-cell office:value-type="float" office:value="0.497055">
                <text:p>0.497055</text:p>
              </table:table-cell>
              <table:table-cell office:value-type="float" office:value="0.507194">
                <text:p>0.507194</text:p>
              </table:table-cell>
              <table:table-cell office:value-type="float" office:value="0.534711">
                <text:p>0.534711</text:p>
              </table:table-cell>
              <table:table-cell office:value-type="float" office:value="0.570713">
                <text:p>0.570713</text:p>
              </table:table-cell>
              <table:table-cell office:value-type="float" office:value="0.601531">
                <text:p>0.601531</text:p>
              </table:table-cell>
              <table:table-cell office:value-type="float" office:value="0.611718">
                <text:p>0.611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00534">
                <text:p>0.600534</text:p>
              </table:table-cell>
              <table:table-cell office:value-type="float" office:value="0.5877">
                <text:p>0.5877</text:p>
              </table:table-cell>
              <table:table-cell office:value-type="float" office:value="0.549075">
                <text:p>0.549075</text:p>
              </table:table-cell>
              <table:table-cell office:value-type="float" office:value="0.504703">
                <text:p>0.504703</text:p>
              </table:table-cell>
              <table:table-cell office:value-type="float" office:value="0.471351">
                <text:p>0.471351</text:p>
              </table:table-cell>
              <table:table-cell office:value-type="float" office:value="0.459177">
                <text:p>0.459177</text:p>
              </table:table-cell>
              <table:table-cell office:value-type="float" office:value="0.471351">
                <text:p>0.471351</text:p>
              </table:table-cell>
              <table:table-cell office:value-type="float" office:value="0.504703">
                <text:p>0.504703</text:p>
              </table:table-cell>
              <table:table-cell office:value-type="float" office:value="0.549075">
                <text:p>0.549075</text:p>
              </table:table-cell>
              <table:table-cell office:value-type="float" office:value="0.5877">
                <text:p>0.5877</text:p>
              </table:table-cell>
              <table:table-cell office:value-type="float" office:value="0.600534">
                <text:p>0.6005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9148">
                <text:p>0.59148</text:p>
              </table:table-cell>
              <table:table-cell office:value-type="float" office:value="0.576132">
                <text:p>0.576132</text:p>
              </table:table-cell>
              <table:table-cell office:value-type="float" office:value="0.530411">
                <text:p>0.530411</text:p>
              </table:table-cell>
              <table:table-cell office:value-type="float" office:value="0.47869">
                <text:p>0.47869</text:p>
              </table:table-cell>
              <table:table-cell office:value-type="float" office:value="0.440409">
                <text:p>0.440409</text:p>
              </table:table-cell>
              <table:table-cell office:value-type="float" office:value="0.426557">
                <text:p>0.426557</text:p>
              </table:table-cell>
              <table:table-cell office:value-type="float" office:value="0.440409">
                <text:p>0.440409</text:p>
              </table:table-cell>
              <table:table-cell office:value-type="float" office:value="0.47869">
                <text:p>0.47869</text:p>
              </table:table-cell>
              <table:table-cell office:value-type="float" office:value="0.530411">
                <text:p>0.530411</text:p>
              </table:table-cell>
              <table:table-cell office:value-type="float" office:value="0.576132">
                <text:p>0.576132</text:p>
              </table:table-cell>
              <table:table-cell office:value-type="float" office:value="0.59148">
                <text:p>0.59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84766">
                <text:p>0.584766</text:p>
              </table:table-cell>
              <table:table-cell office:value-type="float" office:value="0.567546">
                <text:p>0.567546</text:p>
              </table:table-cell>
              <table:table-cell office:value-type="float" office:value="0.516846">
                <text:p>0.516846</text:p>
              </table:table-cell>
              <table:table-cell office:value-type="float" office:value="0.460221">
                <text:p>0.460221</text:p>
              </table:table-cell>
              <table:table-cell office:value-type="float" office:value="0.418838">
                <text:p>0.418838</text:p>
              </table:table-cell>
              <table:table-cell office:value-type="float" office:value="0.403972">
                <text:p>0.403972</text:p>
              </table:table-cell>
              <table:table-cell office:value-type="float" office:value="0.418838">
                <text:p>0.418838</text:p>
              </table:table-cell>
              <table:table-cell office:value-type="float" office:value="0.460221">
                <text:p>0.460221</text:p>
              </table:table-cell>
              <table:table-cell office:value-type="float" office:value="0.516846">
                <text:p>0.516846</text:p>
              </table:table-cell>
              <table:table-cell office:value-type="float" office:value="0.567546">
                <text:p>0.567546</text:p>
              </table:table-cell>
              <table:table-cell office:value-type="float" office:value="0.584766">
                <text:p>0.5847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3544">
                <text:p>0.583544</text:p>
              </table:table-cell>
              <table:table-cell office:value-type="float" office:value="0.565376">
                <text:p>0.565376</text:p>
              </table:table-cell>
              <table:table-cell office:value-type="float" office:value="0.512271">
                <text:p>0.512271</text:p>
              </table:table-cell>
              <table:table-cell office:value-type="float" office:value="0.453235">
                <text:p>0.453235</text:p>
              </table:table-cell>
              <table:table-cell office:value-type="float" office:value="0.410275">
                <text:p>0.410275</text:p>
              </table:table-cell>
              <table:table-cell office:value-type="float" office:value="0.394881">
                <text:p>0.394881</text:p>
              </table:table-cell>
              <table:table-cell office:value-type="float" office:value="0.410275">
                <text:p>0.410275</text:p>
              </table:table-cell>
              <table:table-cell office:value-type="float" office:value="0.453235">
                <text:p>0.453235</text:p>
              </table:table-cell>
              <table:table-cell office:value-type="float" office:value="0.512271">
                <text:p>0.512271</text:p>
              </table:table-cell>
              <table:table-cell office:value-type="float" office:value="0.565376">
                <text:p>0.565376</text:p>
              </table:table-cell>
              <table:table-cell office:value-type="float" office:value="0.583544">
                <text:p>0.5835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29:Sheet1.K39" svg:x="0.4cm" svg:y="0.072cm" svg:width="15.784cm" svg:height="8.637cm">
          <chartooo:coordinate-region svg:x="1.312cm" svg:y="0.271cm" svg:width="14.686cm" svg:height="7.79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29:Sheet1.A39" chart:class="chart:line">
            <chart:data-point chart:repeated="11"/>
          </chart:series>
          <chart:series chart:style-name="ch6" chart:values-cell-range-address="Sheet1.B29:Sheet1.B39" chart:class="chart:line">
            <chart:data-point chart:repeated="11"/>
          </chart:series>
          <chart:series chart:style-name="ch7" chart:values-cell-range-address="Sheet1.C29:Sheet1.C39" chart:class="chart:line">
            <chart:data-point chart:repeated="11"/>
          </chart:series>
          <chart:series chart:style-name="ch8" chart:values-cell-range-address="Sheet1.D29:Sheet1.D39" chart:class="chart:line">
            <chart:data-point chart:repeated="11"/>
          </chart:series>
          <chart:series chart:style-name="ch9" chart:values-cell-range-address="Sheet1.E29:Sheet1.E39" chart:class="chart:line">
            <chart:data-point chart:repeated="11"/>
          </chart:series>
          <chart:series chart:style-name="ch10" chart:values-cell-range-address="Sheet1.F29:Sheet1.F39" chart:class="chart:line">
            <chart:data-point chart:repeated="11"/>
          </chart:series>
          <chart:series chart:style-name="ch11" chart:values-cell-range-address="Sheet1.G29:Sheet1.G39" chart:class="chart:line">
            <chart:data-point chart:repeated="11"/>
          </chart:series>
          <chart:series chart:style-name="ch12" chart:values-cell-range-address="Sheet1.H29:Sheet1.H39" chart:class="chart:line">
            <chart:data-point chart:repeated="11"/>
          </chart:series>
          <chart:series chart:style-name="ch13" chart:values-cell-range-address="Sheet1.I29:Sheet1.I39" chart:class="chart:line">
            <chart:data-point chart:repeated="11"/>
          </chart:series>
          <chart:series chart:style-name="ch14" chart:values-cell-range-address="Sheet1.J29:Sheet1.J39" chart:class="chart:line">
            <chart:data-point chart:repeated="11"/>
          </chart:series>
          <chart:series chart:style-name="ch15" chart:values-cell-range-address="Sheet1.K29:Sheet1.K39" chart:class="chart:line">
            <chart:data-point chart:repeated="11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4311">
                <text:p>0.464311</text:p>
                <draw:g>
                  <svg:desc>Sheet1.A29:Sheet1.A39</svg:desc>
                </draw:g>
              </table:table-cell>
              <table:table-cell office:value-type="float" office:value="0.463495">
                <text:p>0.463495</text:p>
                <draw:g>
                  <svg:desc>Sheet1.B29:Sheet1.B39</svg:desc>
                </draw:g>
              </table:table-cell>
              <table:table-cell office:value-type="float" office:value="0.461394">
                <text:p>0.461394</text:p>
                <draw:g>
                  <svg:desc>Sheet1.C29:Sheet1.C39</svg:desc>
                </draw:g>
              </table:table-cell>
              <table:table-cell office:value-type="float" office:value="0.45875">
                <text:p>0.45875</text:p>
                <draw:g>
                  <svg:desc>Sheet1.D29:Sheet1.D39</svg:desc>
                </draw:g>
              </table:table-cell>
              <table:table-cell office:value-type="float" office:value="0.456624">
                <text:p>0.456624</text:p>
                <draw:g>
                  <svg:desc>Sheet1.E29:Sheet1.E39</svg:desc>
                </draw:g>
              </table:table-cell>
              <table:table-cell office:value-type="float" office:value="0.455801">
                <text:p>0.455801</text:p>
                <draw:g>
                  <svg:desc>Sheet1.F29:Sheet1.F39</svg:desc>
                </draw:g>
              </table:table-cell>
              <table:table-cell office:value-type="float" office:value="0.456624">
                <text:p>0.456624</text:p>
                <draw:g>
                  <svg:desc>Sheet1.G29:Sheet1.G39</svg:desc>
                </draw:g>
              </table:table-cell>
              <table:table-cell office:value-type="float" office:value="0.45875">
                <text:p>0.45875</text:p>
                <draw:g>
                  <svg:desc>Sheet1.H29:Sheet1.H39</svg:desc>
                </draw:g>
              </table:table-cell>
              <table:table-cell office:value-type="float" office:value="0.461394">
                <text:p>0.461394</text:p>
                <draw:g>
                  <svg:desc>Sheet1.I29:Sheet1.I39</svg:desc>
                </draw:g>
              </table:table-cell>
              <table:table-cell office:value-type="float" office:value="0.463495">
                <text:p>0.463495</text:p>
                <draw:g>
                  <svg:desc>Sheet1.J29:Sheet1.J39</svg:desc>
                </draw:g>
              </table:table-cell>
              <table:table-cell office:value-type="float" office:value="0.464311">
                <text:p>0.464311</text:p>
                <draw:g>
                  <svg:desc>Sheet1.K29:Sheet1.K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7601">
                <text:p>0.457601</text:p>
              </table:table-cell>
              <table:table-cell office:value-type="float" office:value="0.457264">
                <text:p>0.457264</text:p>
              </table:table-cell>
              <table:table-cell office:value-type="float" office:value="0.456524">
                <text:p>0.456524</text:p>
              </table:table-cell>
              <table:table-cell office:value-type="float" office:value="0.455577">
                <text:p>0.455577</text:p>
              </table:table-cell>
              <table:table-cell office:value-type="float" office:value="0.454841">
                <text:p>0.454841</text:p>
              </table:table-cell>
              <table:table-cell office:value-type="float" office:value="0.454539">
                <text:p>0.454539</text:p>
              </table:table-cell>
              <table:table-cell office:value-type="float" office:value="0.454841">
                <text:p>0.454841</text:p>
              </table:table-cell>
              <table:table-cell office:value-type="float" office:value="0.455577">
                <text:p>0.455577</text:p>
              </table:table-cell>
              <table:table-cell office:value-type="float" office:value="0.456524">
                <text:p>0.456524</text:p>
              </table:table-cell>
              <table:table-cell office:value-type="float" office:value="0.457264">
                <text:p>0.457264</text:p>
              </table:table-cell>
              <table:table-cell office:value-type="float" office:value="0.457601">
                <text:p>0.4576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54722">
                <text:p>0.454722</text:p>
              </table:table-cell>
              <table:table-cell office:value-type="float" office:value="0.453568">
                <text:p>0.453568</text:p>
              </table:table-cell>
              <table:table-cell office:value-type="float" office:value="0.450422">
                <text:p>0.450422</text:p>
              </table:table-cell>
              <table:table-cell office:value-type="float" office:value="0.446522">
                <text:p>0.446522</text:p>
              </table:table-cell>
              <table:table-cell office:value-type="float" office:value="0.443412">
                <text:p>0.443412</text:p>
              </table:table-cell>
              <table:table-cell office:value-type="float" office:value="0.442216">
                <text:p>0.442216</text:p>
              </table:table-cell>
              <table:table-cell office:value-type="float" office:value="0.443412">
                <text:p>0.443412</text:p>
              </table:table-cell>
              <table:table-cell office:value-type="float" office:value="0.446522">
                <text:p>0.446522</text:p>
              </table:table-cell>
              <table:table-cell office:value-type="float" office:value="0.450422">
                <text:p>0.450422</text:p>
              </table:table-cell>
              <table:table-cell office:value-type="float" office:value="0.453568">
                <text:p>0.453568</text:p>
              </table:table-cell>
              <table:table-cell office:value-type="float" office:value="0.454722">
                <text:p>0.454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693">
                <text:p>0.448693</text:p>
              </table:table-cell>
              <table:table-cell office:value-type="float" office:value="0.446418">
                <text:p>0.446418</text:p>
              </table:table-cell>
              <table:table-cell office:value-type="float" office:value="0.439893">
                <text:p>0.439893</text:p>
              </table:table-cell>
              <table:table-cell office:value-type="float" office:value="0.431929">
                <text:p>0.431929</text:p>
              </table:table-cell>
              <table:table-cell office:value-type="float" office:value="0.42562">
                <text:p>0.42562</text:p>
              </table:table-cell>
              <table:table-cell office:value-type="float" office:value="0.423228">
                <text:p>0.423228</text:p>
              </table:table-cell>
              <table:table-cell office:value-type="float" office:value="0.42562">
                <text:p>0.42562</text:p>
              </table:table-cell>
              <table:table-cell office:value-type="float" office:value="0.431929">
                <text:p>0.431929</text:p>
              </table:table-cell>
              <table:table-cell office:value-type="float" office:value="0.439893">
                <text:p>0.439893</text:p>
              </table:table-cell>
              <table:table-cell office:value-type="float" office:value="0.446418">
                <text:p>0.446418</text:p>
              </table:table-cell>
              <table:table-cell office:value-type="float" office:value="0.448693">
                <text:p>0.448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1885">
                <text:p>0.441885</text:p>
              </table:table-cell>
              <table:table-cell office:value-type="float" office:value="0.437963">
                <text:p>0.437963</text:p>
              </table:table-cell>
              <table:table-cell office:value-type="float" office:value="0.426462">
                <text:p>0.426462</text:p>
              </table:table-cell>
              <table:table-cell office:value-type="float" office:value="0.412631">
                <text:p>0.412631</text:p>
              </table:table-cell>
              <table:table-cell office:value-type="float" office:value="0.401796">
                <text:p>0.401796</text:p>
              </table:table-cell>
              <table:table-cell office:value-type="float" office:value="0.397731">
                <text:p>0.397731</text:p>
              </table:table-cell>
              <table:table-cell office:value-type="float" office:value="0.401796">
                <text:p>0.401796</text:p>
              </table:table-cell>
              <table:table-cell office:value-type="float" office:value="0.412631">
                <text:p>0.412631</text:p>
              </table:table-cell>
              <table:table-cell office:value-type="float" office:value="0.426462">
                <text:p>0.426462</text:p>
              </table:table-cell>
              <table:table-cell office:value-type="float" office:value="0.437963">
                <text:p>0.437963</text:p>
              </table:table-cell>
              <table:table-cell office:value-type="float" office:value="0.441885">
                <text:p>0.441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2833">
                <text:p>0.432833</text:p>
              </table:table-cell>
              <table:table-cell office:value-type="float" office:value="0.427058">
                <text:p>0.427058</text:p>
              </table:table-cell>
              <table:table-cell office:value-type="float" office:value="0.409971">
                <text:p>0.409971</text:p>
              </table:table-cell>
              <table:table-cell office:value-type="float" office:value="0.389773">
                <text:p>0.389773</text:p>
              </table:table-cell>
              <table:table-cell office:value-type="float" office:value="0.3742">
                <text:p>0.3742</text:p>
              </table:table-cell>
              <table:table-cell office:value-type="float" office:value="0.368417">
                <text:p>0.368417</text:p>
              </table:table-cell>
              <table:table-cell office:value-type="float" office:value="0.3742">
                <text:p>0.3742</text:p>
              </table:table-cell>
              <table:table-cell office:value-type="float" office:value="0.389773">
                <text:p>0.389773</text:p>
              </table:table-cell>
              <table:table-cell office:value-type="float" office:value="0.409971">
                <text:p>0.409971</text:p>
              </table:table-cell>
              <table:table-cell office:value-type="float" office:value="0.427058">
                <text:p>0.427058</text:p>
              </table:table-cell>
              <table:table-cell office:value-type="float" office:value="0.432833">
                <text:p>0.4328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3421">
                <text:p>0.423421</text:p>
              </table:table-cell>
              <table:table-cell office:value-type="float" office:value="0.415507">
                <text:p>0.415507</text:p>
              </table:table-cell>
              <table:table-cell office:value-type="float" office:value="0.392116">
                <text:p>0.392116</text:p>
              </table:table-cell>
              <table:table-cell office:value-type="float" office:value="0.364961">
                <text:p>0.364961</text:p>
              </table:table-cell>
              <table:table-cell office:value-type="float" office:value="0.344389">
                <text:p>0.344389</text:p>
              </table:table-cell>
              <table:table-cell office:value-type="float" office:value="0.336831">
                <text:p>0.336831</text:p>
              </table:table-cell>
              <table:table-cell office:value-type="float" office:value="0.344389">
                <text:p>0.344389</text:p>
              </table:table-cell>
              <table:table-cell office:value-type="float" office:value="0.364961">
                <text:p>0.364961</text:p>
              </table:table-cell>
              <table:table-cell office:value-type="float" office:value="0.392116">
                <text:p>0.392116</text:p>
              </table:table-cell>
              <table:table-cell office:value-type="float" office:value="0.415507">
                <text:p>0.415507</text:p>
              </table:table-cell>
              <table:table-cell office:value-type="float" office:value="0.423421">
                <text:p>0.4234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55">
                <text:p>0.41355</text:p>
              </table:table-cell>
              <table:table-cell office:value-type="float" office:value="0.40347">
                <text:p>0.40347</text:p>
              </table:table-cell>
              <table:table-cell office:value-type="float" office:value="0.373915">
                <text:p>0.373915</text:p>
              </table:table-cell>
              <table:table-cell office:value-type="float" office:value="0.340261">
                <text:p>0.340261</text:p>
              </table:table-cell>
              <table:table-cell office:value-type="float" office:value="0.315249">
                <text:p>0.315249</text:p>
              </table:table-cell>
              <table:table-cell office:value-type="float" office:value="0.306163">
                <text:p>0.306163</text:p>
              </table:table-cell>
              <table:table-cell office:value-type="float" office:value="0.315249">
                <text:p>0.315249</text:p>
              </table:table-cell>
              <table:table-cell office:value-type="float" office:value="0.340261">
                <text:p>0.340261</text:p>
              </table:table-cell>
              <table:table-cell office:value-type="float" office:value="0.373915">
                <text:p>0.373915</text:p>
              </table:table-cell>
              <table:table-cell office:value-type="float" office:value="0.40347">
                <text:p>0.40347</text:p>
              </table:table-cell>
              <table:table-cell office:value-type="float" office:value="0.41355">
                <text:p>0.413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5013">
                <text:p>0.405013</text:p>
              </table:table-cell>
              <table:table-cell office:value-type="float" office:value="0.392853">
                <text:p>0.392853</text:p>
              </table:table-cell>
              <table:table-cell office:value-type="float" office:value="0.357663">
                <text:p>0.357663</text:p>
              </table:table-cell>
              <table:table-cell office:value-type="float" office:value="0.318315">
                <text:p>0.318315</text:p>
              </table:table-cell>
              <table:table-cell office:value-type="float" office:value="0.289594">
                <text:p>0.289594</text:p>
              </table:table-cell>
              <table:table-cell office:value-type="float" office:value="0.279273">
                <text:p>0.279273</text:p>
              </table:table-cell>
              <table:table-cell office:value-type="float" office:value="0.289594">
                <text:p>0.289594</text:p>
              </table:table-cell>
              <table:table-cell office:value-type="float" office:value="0.318315">
                <text:p>0.318315</text:p>
              </table:table-cell>
              <table:table-cell office:value-type="float" office:value="0.357663">
                <text:p>0.357663</text:p>
              </table:table-cell>
              <table:table-cell office:value-type="float" office:value="0.392853">
                <text:p>0.392853</text:p>
              </table:table-cell>
              <table:table-cell office:value-type="float" office:value="0.405013">
                <text:p>0.405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8654">
                <text:p>0.398654</text:p>
              </table:table-cell>
              <table:table-cell office:value-type="float" office:value="0.384886">
                <text:p>0.384886</text:p>
              </table:table-cell>
              <table:table-cell office:value-type="float" office:value="0.345601">
                <text:p>0.345601</text:p>
              </table:table-cell>
              <table:table-cell office:value-type="float" office:value="0.30233">
                <text:p>0.30233</text:p>
              </table:table-cell>
              <table:table-cell office:value-type="float" office:value="0.271213">
                <text:p>0.271213</text:p>
              </table:table-cell>
              <table:table-cell office:value-type="float" office:value="0.260131">
                <text:p>0.260131</text:p>
              </table:table-cell>
              <table:table-cell office:value-type="float" office:value="0.271213">
                <text:p>0.271213</text:p>
              </table:table-cell>
              <table:table-cell office:value-type="float" office:value="0.30233">
                <text:p>0.30233</text:p>
              </table:table-cell>
              <table:table-cell office:value-type="float" office:value="0.345601">
                <text:p>0.345601</text:p>
              </table:table-cell>
              <table:table-cell office:value-type="float" office:value="0.384886">
                <text:p>0.384886</text:p>
              </table:table-cell>
              <table:table-cell office:value-type="float" office:value="0.398654">
                <text:p>0.398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6772">
                <text:p>0.396772</text:p>
              </table:table-cell>
              <table:table-cell office:value-type="float" office:value="0.382242">
                <text:p>0.382242</text:p>
              </table:table-cell>
              <table:table-cell office:value-type="float" office:value="0.341135">
                <text:p>0.341135</text:p>
              </table:table-cell>
              <table:table-cell office:value-type="float" office:value="0.296138">
                <text:p>0.296138</text:p>
              </table:table-cell>
              <table:table-cell office:value-type="float" office:value="0.263966">
                <text:p>0.263966</text:p>
              </table:table-cell>
              <table:table-cell office:value-type="float" office:value="0.252549">
                <text:p>0.252549</text:p>
              </table:table-cell>
              <table:table-cell office:value-type="float" office:value="0.263966">
                <text:p>0.263966</text:p>
              </table:table-cell>
              <table:table-cell office:value-type="float" office:value="0.296138">
                <text:p>0.296138</text:p>
              </table:table-cell>
              <table:table-cell office:value-type="float" office:value="0.341135">
                <text:p>0.341135</text:p>
              </table:table-cell>
              <table:table-cell office:value-type="float" office:value="0.382242">
                <text:p>0.382242</text:p>
              </table:table-cell>
              <table:table-cell office:value-type="float" office:value="0.396772">
                <text:p>0.3967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19cm" svg:y="1.713cm" style:legend-expansion="high" chart:style-name="ch2"/>
        <chart:plot-area chart:style-name="ch3" table:cell-range-address="Sheet1.A16:Sheet1.K26" svg:x="0.319cm" svg:y="0.18cm" svg:width="12.481cm" svg:height="8.645cm">
          <chartooo:coordinate-region svg:x="1.231cm" svg:y="0.38cm" svg:width="11.382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6:Sheet1.A26" chart:class="chart:line">
            <chart:data-point chart:repeated="11"/>
          </chart:series>
          <chart:series chart:style-name="ch7" chart:values-cell-range-address="Sheet1.B16:Sheet1.B26" chart:class="chart:line">
            <chart:data-point chart:repeated="11"/>
          </chart:series>
          <chart:series chart:style-name="ch8" chart:values-cell-range-address="Sheet1.C16:Sheet1.C26" chart:class="chart:line">
            <chart:data-point chart:repeated="11"/>
          </chart:series>
          <chart:series chart:style-name="ch9" chart:values-cell-range-address="Sheet1.D16:Sheet1.D26" chart:class="chart:line">
            <chart:data-point chart:repeated="11"/>
          </chart:series>
          <chart:series chart:style-name="ch10" chart:values-cell-range-address="Sheet1.E16:Sheet1.E26" chart:class="chart:line">
            <chart:data-point chart:repeated="11"/>
          </chart:series>
          <chart:series chart:style-name="ch11" chart:values-cell-range-address="Sheet1.F16:Sheet1.F26" chart:class="chart:line">
            <chart:data-point chart:repeated="11"/>
          </chart:series>
          <chart:series chart:style-name="ch12" chart:values-cell-range-address="Sheet1.G16:Sheet1.G26" chart:class="chart:line">
            <chart:data-point chart:repeated="11"/>
          </chart:series>
          <chart:series chart:style-name="ch13" chart:values-cell-range-address="Sheet1.H16:Sheet1.H26" chart:class="chart:line">
            <chart:data-point chart:repeated="11"/>
          </chart:series>
          <chart:series chart:style-name="ch14" chart:values-cell-range-address="Sheet1.I16:Sheet1.I26" chart:class="chart:line">
            <chart:data-point chart:repeated="11"/>
          </chart:series>
          <chart:series chart:style-name="ch15" chart:values-cell-range-address="Sheet1.J16:Sheet1.J26" chart:class="chart:line">
            <chart:data-point chart:repeated="11"/>
          </chart:series>
          <chart:series chart:style-name="ch16" chart:values-cell-range-address="Sheet1.K16:Sheet1.K26" chart:class="chart:line">
            <chart:data-point chart:repeated="1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48368">
                <text:p>0.248368</text:p>
                <draw:g>
                  <svg:desc>Sheet1.A16:Sheet1.A26</svg:desc>
                </draw:g>
              </table:table-cell>
              <table:table-cell office:value-type="float" office:value="0.247994">
                <text:p>0.247994</text:p>
                <draw:g>
                  <svg:desc>Sheet1.B16:Sheet1.B26</svg:desc>
                </draw:g>
              </table:table-cell>
              <table:table-cell office:value-type="float" office:value="0.247031">
                <text:p>0.247031</text:p>
                <draw:g>
                  <svg:desc>Sheet1.C16:Sheet1.C26</svg:desc>
                </draw:g>
              </table:table-cell>
              <table:table-cell office:value-type="float" office:value="0.245818">
                <text:p>0.245818</text:p>
                <draw:g>
                  <svg:desc>Sheet1.D16:Sheet1.D26</svg:desc>
                </draw:g>
              </table:table-cell>
              <table:table-cell office:value-type="float" office:value="0.244844">
                <text:p>0.244844</text:p>
                <draw:g>
                  <svg:desc>Sheet1.E16:Sheet1.E26</svg:desc>
                </draw:g>
              </table:table-cell>
              <table:table-cell office:value-type="float" office:value="0.244466">
                <text:p>0.244466</text:p>
                <draw:g>
                  <svg:desc>Sheet1.F16:Sheet1.F26</svg:desc>
                </draw:g>
              </table:table-cell>
              <table:table-cell office:value-type="float" office:value="0.244844">
                <text:p>0.244844</text:p>
                <draw:g>
                  <svg:desc>Sheet1.G16:Sheet1.G26</svg:desc>
                </draw:g>
              </table:table-cell>
              <table:table-cell office:value-type="float" office:value="0.245818">
                <text:p>0.245818</text:p>
                <draw:g>
                  <svg:desc>Sheet1.H16:Sheet1.H26</svg:desc>
                </draw:g>
              </table:table-cell>
              <table:table-cell office:value-type="float" office:value="0.247031">
                <text:p>0.247031</text:p>
                <draw:g>
                  <svg:desc>Sheet1.I16:Sheet1.I26</svg:desc>
                </draw:g>
              </table:table-cell>
              <table:table-cell office:value-type="float" office:value="0.247994">
                <text:p>0.247994</text:p>
                <draw:g>
                  <svg:desc>Sheet1.J16:Sheet1.J26</svg:desc>
                </draw:g>
              </table:table-cell>
              <table:table-cell office:value-type="float" office:value="0.248368">
                <text:p>0.248368</text:p>
                <draw:g>
                  <svg:desc>Sheet1.K16:Sheet1.K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5183">
                <text:p>0.245183</text:p>
              </table:table-cell>
              <table:table-cell office:value-type="float" office:value="0.244998">
                <text:p>0.244998</text:p>
              </table:table-cell>
              <table:table-cell office:value-type="float" office:value="0.244576">
                <text:p>0.244576</text:p>
              </table:table-cell>
              <table:table-cell office:value-type="float" office:value="0.244039">
                <text:p>0.244039</text:p>
              </table:table-cell>
              <table:table-cell office:value-type="float" office:value="0.24362">
                <text:p>0.24362</text:p>
              </table:table-cell>
              <table:table-cell office:value-type="float" office:value="0.24345">
                <text:p>0.24345</text:p>
              </table:table-cell>
              <table:table-cell office:value-type="float" office:value="0.24362">
                <text:p>0.24362</text:p>
              </table:table-cell>
              <table:table-cell office:value-type="float" office:value="0.244039">
                <text:p>0.244039</text:p>
              </table:table-cell>
              <table:table-cell office:value-type="float" office:value="0.244576">
                <text:p>0.244576</text:p>
              </table:table-cell>
              <table:table-cell office:value-type="float" office:value="0.244998">
                <text:p>0.244998</text:p>
              </table:table-cell>
              <table:table-cell office:value-type="float" office:value="0.245183">
                <text:p>0.245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351">
                <text:p>0.24351</text:p>
              </table:table-cell>
              <table:table-cell office:value-type="float" office:value="0.242858">
                <text:p>0.242858</text:p>
              </table:table-cell>
              <table:table-cell office:value-type="float" office:value="0.241094">
                <text:p>0.241094</text:p>
              </table:table-cell>
              <table:table-cell office:value-type="float" office:value="0.238909">
                <text:p>0.238909</text:p>
              </table:table-cell>
              <table:table-cell office:value-type="float" office:value="0.237168">
                <text:p>0.237168</text:p>
              </table:table-cell>
              <table:table-cell office:value-type="float" office:value="0.2365">
                <text:p>0.2365</text:p>
              </table:table-cell>
              <table:table-cell office:value-type="float" office:value="0.237168">
                <text:p>0.237168</text:p>
              </table:table-cell>
              <table:table-cell office:value-type="float" office:value="0.238909">
                <text:p>0.238909</text:p>
              </table:table-cell>
              <table:table-cell office:value-type="float" office:value="0.241094">
                <text:p>0.241094</text:p>
              </table:table-cell>
              <table:table-cell office:value-type="float" office:value="0.242858">
                <text:p>0.242858</text:p>
              </table:table-cell>
              <table:table-cell office:value-type="float" office:value="0.24351">
                <text:p>0.24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0188">
                <text:p>0.240188</text:p>
              </table:table-cell>
              <table:table-cell office:value-type="float" office:value="0.23886">
                <text:p>0.23886</text:p>
              </table:table-cell>
              <table:table-cell office:value-type="float" office:value="0.235136">
                <text:p>0.235136</text:p>
              </table:table-cell>
              <table:table-cell office:value-type="float" office:value="0.230592">
                <text:p>0.230592</text:p>
              </table:table-cell>
              <table:table-cell office:value-type="float" office:value="0.227001">
                <text:p>0.227001</text:p>
              </table:table-cell>
              <table:table-cell office:value-type="float" office:value="0.22564">
                <text:p>0.22564</text:p>
              </table:table-cell>
              <table:table-cell office:value-type="float" office:value="0.227001">
                <text:p>0.227001</text:p>
              </table:table-cell>
              <table:table-cell office:value-type="float" office:value="0.230592">
                <text:p>0.230592</text:p>
              </table:table-cell>
              <table:table-cell office:value-type="float" office:value="0.235136">
                <text:p>0.235136</text:p>
              </table:table-cell>
              <table:table-cell office:value-type="float" office:value="0.23886">
                <text:p>0.23886</text:p>
              </table:table-cell>
              <table:table-cell office:value-type="float" office:value="0.240188">
                <text:p>0.240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6131">
                <text:p>0.236131</text:p>
              </table:table-cell>
              <table:table-cell office:value-type="float" office:value="0.233829">
                <text:p>0.233829</text:p>
              </table:table-cell>
              <table:table-cell office:value-type="float" office:value="0.227299">
                <text:p>0.227299</text:p>
              </table:table-cell>
              <table:table-cell office:value-type="float" office:value="0.219457">
                <text:p>0.219457</text:p>
              </table:table-cell>
              <table:table-cell office:value-type="float" office:value="0.21334">
                <text:p>0.21334</text:p>
              </table:table-cell>
              <table:table-cell office:value-type="float" office:value="0.211047">
                <text:p>0.211047</text:p>
              </table:table-cell>
              <table:table-cell office:value-type="float" office:value="0.21334">
                <text:p>0.21334</text:p>
              </table:table-cell>
              <table:table-cell office:value-type="float" office:value="0.219457">
                <text:p>0.219457</text:p>
              </table:table-cell>
              <table:table-cell office:value-type="float" office:value="0.227299">
                <text:p>0.227299</text:p>
              </table:table-cell>
              <table:table-cell office:value-type="float" office:value="0.233829">
                <text:p>0.233829</text:p>
              </table:table-cell>
              <table:table-cell office:value-type="float" office:value="0.236131">
                <text:p>0.236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0789">
                <text:p>0.230789</text:p>
              </table:table-cell>
              <table:table-cell office:value-type="float" office:value="0.227337">
                <text:p>0.227337</text:p>
              </table:table-cell>
              <table:table-cell office:value-type="float" office:value="0.217547">
                <text:p>0.217547</text:p>
              </table:table-cell>
              <table:table-cell office:value-type="float" office:value="0.206015">
                <text:p>0.206015</text:p>
              </table:table-cell>
              <table:table-cell office:value-type="float" office:value="0.197177">
                <text:p>0.197177</text:p>
              </table:table-cell>
              <table:table-cell office:value-type="float" office:value="0.193902">
                <text:p>0.193902</text:p>
              </table:table-cell>
              <table:table-cell office:value-type="float" office:value="0.197177">
                <text:p>0.197177</text:p>
              </table:table-cell>
              <table:table-cell office:value-type="float" office:value="0.206015">
                <text:p>0.206015</text:p>
              </table:table-cell>
              <table:table-cell office:value-type="float" office:value="0.217547">
                <text:p>0.217547</text:p>
              </table:table-cell>
              <table:table-cell office:value-type="float" office:value="0.227337">
                <text:p>0.227337</text:p>
              </table:table-cell>
              <table:table-cell office:value-type="float" office:value="0.230789">
                <text:p>0.2307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4755">
                <text:p>0.224755</text:p>
              </table:table-cell>
              <table:table-cell office:value-type="float" office:value="0.219966">
                <text:p>0.219966</text:p>
              </table:table-cell>
              <table:table-cell office:value-type="float" office:value="0.206493">
                <text:p>0.206493</text:p>
              </table:table-cell>
              <table:table-cell office:value-type="float" office:value="0.190961">
                <text:p>0.190961</text:p>
              </table:table-cell>
              <table:table-cell office:value-type="float" office:value="0.1793">
                <text:p>0.1793</text:p>
              </table:table-cell>
              <table:table-cell office:value-type="float" office:value="0.175035">
                <text:p>0.175035</text:p>
              </table:table-cell>
              <table:table-cell office:value-type="float" office:value="0.1793">
                <text:p>0.1793</text:p>
              </table:table-cell>
              <table:table-cell office:value-type="float" office:value="0.190961">
                <text:p>0.190961</text:p>
              </table:table-cell>
              <table:table-cell office:value-type="float" office:value="0.206493">
                <text:p>0.206493</text:p>
              </table:table-cell>
              <table:table-cell office:value-type="float" office:value="0.219966">
                <text:p>0.219966</text:p>
              </table:table-cell>
              <table:table-cell office:value-type="float" office:value="0.224755">
                <text:p>0.224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8187">
                <text:p>0.218187</text:p>
              </table:table-cell>
              <table:table-cell office:value-type="float" office:value="0.211976">
                <text:p>0.211976</text:p>
              </table:table-cell>
              <table:table-cell office:value-type="float" office:value="0.194738">
                <text:p>0.194738</text:p>
              </table:table-cell>
              <table:table-cell office:value-type="float" office:value="0.175331">
                <text:p>0.175331</text:p>
              </table:table-cell>
              <table:table-cell office:value-type="float" office:value="0.161091">
                <text:p>0.161091</text:p>
              </table:table-cell>
              <table:table-cell office:value-type="float" office:value="0.155955">
                <text:p>0.155955</text:p>
              </table:table-cell>
              <table:table-cell office:value-type="float" office:value="0.161091">
                <text:p>0.161091</text:p>
              </table:table-cell>
              <table:table-cell office:value-type="float" office:value="0.175331">
                <text:p>0.175331</text:p>
              </table:table-cell>
              <table:table-cell office:value-type="float" office:value="0.194738">
                <text:p>0.194738</text:p>
              </table:table-cell>
              <table:table-cell office:value-type="float" office:value="0.211976">
                <text:p>0.211976</text:p>
              </table:table-cell>
              <table:table-cell office:value-type="float" office:value="0.218187">
                <text:p>0.218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1881">
                <text:p>0.211881</text:p>
              </table:table-cell>
              <table:table-cell office:value-type="float" office:value="0.204262">
                <text:p>0.204262</text:p>
              </table:table-cell>
              <table:table-cell office:value-type="float" office:value="0.18348">
                <text:p>0.18348</text:p>
              </table:table-cell>
              <table:table-cell office:value-type="float" office:value="0.160625">
                <text:p>0.160625</text:p>
              </table:table-cell>
              <table:table-cell office:value-type="float" office:value="0.144238">
                <text:p>0.144238</text:p>
              </table:table-cell>
              <table:table-cell office:value-type="float" office:value="0.138413">
                <text:p>0.138413</text:p>
              </table:table-cell>
              <table:table-cell office:value-type="float" office:value="0.144238">
                <text:p>0.144238</text:p>
              </table:table-cell>
              <table:table-cell office:value-type="float" office:value="0.160625">
                <text:p>0.160625</text:p>
              </table:table-cell>
              <table:table-cell office:value-type="float" office:value="0.18348">
                <text:p>0.18348</text:p>
              </table:table-cell>
              <table:table-cell office:value-type="float" office:value="0.204262">
                <text:p>0.204262</text:p>
              </table:table-cell>
              <table:table-cell office:value-type="float" office:value="0.211881">
                <text:p>0.2118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6872">
                <text:p>0.206872</text:p>
              </table:table-cell>
              <table:table-cell office:value-type="float" office:value="0.198095">
                <text:p>0.198095</text:p>
              </table:table-cell>
              <table:table-cell office:value-type="float" office:value="0.174568">
                <text:p>0.174568</text:p>
              </table:table-cell>
              <table:table-cell office:value-type="float" office:value="0.149205">
                <text:p>0.149205</text:p>
              </table:table-cell>
              <table:table-cell office:value-type="float" office:value="0.131373">
                <text:p>0.131373</text:p>
              </table:table-cell>
              <table:table-cell office:value-type="float" office:value="0.125111">
                <text:p>0.125111</text:p>
              </table:table-cell>
              <table:table-cell office:value-type="float" office:value="0.131373">
                <text:p>0.131373</text:p>
              </table:table-cell>
              <table:table-cell office:value-type="float" office:value="0.149205">
                <text:p>0.149205</text:p>
              </table:table-cell>
              <table:table-cell office:value-type="float" office:value="0.174568">
                <text:p>0.174568</text:p>
              </table:table-cell>
              <table:table-cell office:value-type="float" office:value="0.198095">
                <text:p>0.198095</text:p>
              </table:table-cell>
              <table:table-cell office:value-type="float" office:value="0.206872">
                <text:p>0.2068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4867">
                <text:p>0.204867</text:p>
              </table:table-cell>
              <table:table-cell office:value-type="float" office:value="0.195541">
                <text:p>0.195541</text:p>
              </table:table-cell>
              <table:table-cell office:value-type="float" office:value="0.170817">
                <text:p>0.170817</text:p>
              </table:table-cell>
              <table:table-cell office:value-type="float" office:value="0.144415">
                <text:p>0.144415</text:p>
              </table:table-cell>
              <table:table-cell office:value-type="float" office:value="0.126023">
                <text:p>0.126023</text:p>
              </table:table-cell>
              <table:table-cell office:value-type="float" office:value="0.119601">
                <text:p>0.119601</text:p>
              </table:table-cell>
              <table:table-cell office:value-type="float" office:value="0.126023">
                <text:p>0.126023</text:p>
              </table:table-cell>
              <table:table-cell office:value-type="float" office:value="0.144415">
                <text:p>0.144415</text:p>
              </table:table-cell>
              <table:table-cell office:value-type="float" office:value="0.170817">
                <text:p>0.170817</text:p>
              </table:table-cell>
              <table:table-cell office:value-type="float" office:value="0.195541">
                <text:p>0.195541</text:p>
              </table:table-cell>
              <table:table-cell office:value-type="float" office:value="0.204867">
                <text:p>0.2048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